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dd9b33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text-properties officeooo:paragraph-rsid="0c8b5238"/>
    </style:style>
    <style:style style:name="P29" style:family="paragraph" style:parent-style-name="Standard">
      <style:text-properties officeooo:paragraph-rsid="0b0ddd8e"/>
    </style:style>
    <style:style style:name="P30" style:family="paragraph" style:parent-style-name="Standard">
      <style:text-properties officeooo:paragraph-rsid="0ca56a54"/>
    </style:style>
    <style:style style:name="P31" style:family="paragraph" style:parent-style-name="Standard">
      <style:text-properties officeooo:paragraph-rsid="0ca5faa5"/>
    </style:style>
    <style:style style:name="P32" style:family="paragraph" style:parent-style-name="Standard">
      <style:text-properties officeooo:paragraph-rsid="0ca6ddb9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0a1fd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a0f8417"/>
    </style:style>
    <style:style style:name="P40" style:family="paragraph" style:parent-style-name="Standard">
      <style:text-properties officeooo:paragraph-rsid="0cbe2b6f"/>
    </style:style>
    <style:style style:name="P41" style:family="paragraph" style:parent-style-name="Standard">
      <style:text-properties officeooo:paragraph-rsid="0cc50ec9"/>
    </style:style>
    <style:style style:name="P42" style:family="paragraph" style:parent-style-name="Standard">
      <style:text-properties officeooo:paragraph-rsid="0cc5fe5b"/>
    </style:style>
    <style:style style:name="P43" style:family="paragraph" style:parent-style-name="Standard">
      <style:text-properties officeooo:paragraph-rsid="0cc79a2d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ce58c9e"/>
    </style:style>
    <style:style style:name="P4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7" style:family="paragraph" style:parent-style-name="Standard">
      <style:text-properties officeooo:paragraph-rsid="0d0f14ca"/>
    </style:style>
    <style:style style:name="P48" style:family="paragraph" style:parent-style-name="Standard">
      <style:text-properties officeooo:paragraph-rsid="0d13f73f"/>
    </style:style>
    <style:style style:name="P49" style:family="paragraph" style:parent-style-name="Standard">
      <style:text-properties officeooo:paragraph-rsid="0d1ec96e"/>
    </style:style>
    <style:style style:name="P50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paragraph-rsid="0d2e61eb"/>
    </style:style>
    <style:style style:name="P52" style:family="paragraph" style:parent-style-name="Standard">
      <style:text-properties officeooo:paragraph-rsid="0d70ffa9"/>
    </style:style>
    <style:style style:name="P53" style:family="paragraph" style:parent-style-name="Standard">
      <style:text-properties officeooo:paragraph-rsid="0d72da1f"/>
    </style:style>
    <style:style style:name="P54" style:family="paragraph" style:parent-style-name="Standard">
      <style:text-properties officeooo:paragraph-rsid="0d73904e"/>
    </style:style>
    <style:style style:name="P55" style:family="paragraph" style:parent-style-name="Standard">
      <style:text-properties officeooo:paragraph-rsid="0d79dd43"/>
    </style:style>
    <style:style style:name="P56" style:family="paragraph" style:parent-style-name="Standard">
      <style:text-properties officeooo:paragraph-rsid="0d7f6268"/>
    </style:style>
    <style:style style:name="P57" style:family="paragraph" style:parent-style-name="Standard">
      <style:text-properties officeooo:rsid="0d7f6268" officeooo:paragraph-rsid="0d7f6268"/>
    </style:style>
    <style:style style:name="P58" style:family="paragraph" style:parent-style-name="Standard">
      <style:text-properties officeooo:paragraph-rsid="0d804757"/>
    </style:style>
    <style:style style:name="P59" style:family="paragraph" style:parent-style-name="Standard">
      <style:text-properties officeooo:paragraph-rsid="0d86ce16"/>
    </style:style>
    <style:style style:name="P60" style:family="paragraph" style:parent-style-name="Standard">
      <style:text-properties officeooo:paragraph-rsid="0d96845d"/>
    </style:style>
    <style:style style:name="P61" style:family="paragraph" style:parent-style-name="Standard">
      <style:text-properties officeooo:paragraph-rsid="0da26ad3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text-properties officeooo:paragraph-rsid="0c8364eb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paragraph-rsid="0dab1f0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4f70e"/>
    </style:style>
    <style:style style:name="P72" style:family="paragraph" style:parent-style-name="Standard">
      <style:text-properties officeooo:paragraph-rsid="0dbf3336"/>
    </style:style>
    <style:style style:name="P73" style:family="paragraph" style:parent-style-name="Standard">
      <style:text-properties officeooo:paragraph-rsid="0dbf3bd9"/>
    </style:style>
    <style:style style:name="P74" style:family="paragraph" style:parent-style-name="Standard">
      <style:text-properties officeooo:paragraph-rsid="0dc09832"/>
    </style:style>
    <style:style style:name="P75" style:family="paragraph" style:parent-style-name="Standard">
      <style:text-properties officeooo:paragraph-rsid="0dc7768f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ddfbc49"/>
    </style:style>
    <style:style style:name="P79" style:family="paragraph" style:parent-style-name="Standard">
      <style:text-properties officeooo:paragraph-rsid="0dde9a1c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paragraph-rsid="0bf8351d"/>
    </style:style>
    <style:style style:name="P82" style:family="paragraph" style:parent-style-name="Footnote">
      <style:text-properties officeooo:paragraph-rsid="0cf7e116"/>
    </style:style>
    <style:style style:name="P83" style:family="paragraph" style:parent-style-name="Footnote">
      <style:text-properties officeooo:paragraph-rsid="0cfb8404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paragraph-rsid="0dd87f5b"/>
    </style:style>
    <style:style style:name="P8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officeooo:rsid="02f99a6c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6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8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9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1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12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13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14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15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16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17" style:family="text">
      <style:text-properties fo:color="#000000" style:font-name="Ubuntu1" fo:font-size="12pt" style:font-size-asian="12pt" style:font-size-complex="12pt"/>
    </style:style>
    <style:style style:name="T318" style:family="text">
      <style:text-properties fo:color="#000000" style:font-name="Ubuntu1" fo:font-size="12pt" officeooo:rsid="004804ae" style:font-size-asian="12pt" style:font-size-complex="12pt"/>
    </style:style>
    <style:style style:name="T319" style:family="text">
      <style:text-properties fo:color="#000000" style:font-name="Ubuntu1" fo:font-size="12pt" officeooo:rsid="0bac438a" style:font-size-asian="12pt" style:font-size-complex="12pt"/>
    </style:style>
    <style:style style:name="T320" style:family="text">
      <style:text-properties fo:color="#000000" style:text-underline-style="none" officeooo:rsid="0588721b" style:font-size-asian="12pt" style:font-size-complex="12pt"/>
    </style:style>
    <style:style style:name="T32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3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1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53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54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55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56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57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58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59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60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61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62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63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64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65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66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67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69" style:family="text">
      <style:text-properties style:use-window-font-color="true"/>
    </style:style>
    <style:style style:name="T37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officeooo:rsid="047da547"/>
    </style:style>
    <style:style style:name="T391" style:family="text">
      <style:text-properties officeooo:rsid="047fb57c"/>
    </style:style>
    <style:style style:name="T392" style:family="text">
      <style:text-properties officeooo:rsid="047da547"/>
    </style:style>
    <style:style style:name="T393" style:family="text">
      <style:text-properties officeooo:rsid="01657261" style:font-size-asian="12pt" style:font-size-complex="12pt"/>
    </style:style>
    <style:style style:name="T394" style:family="text">
      <style:text-properties officeooo:rsid="00bddfbe" style:font-size-asian="12pt" style:font-size-complex="12pt"/>
    </style:style>
    <style:style style:name="T395" style:family="text">
      <style:text-properties officeooo:rsid="04473353"/>
    </style:style>
    <style:style style:name="T396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7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8" style:family="text">
      <style:text-properties officeooo:rsid="050aa1f1"/>
    </style:style>
    <style:style style:name="T399" style:family="text">
      <style:text-properties officeooo:rsid="05903285"/>
    </style:style>
    <style:style style:name="T400" style:family="text">
      <style:text-properties officeooo:rsid="0594b105"/>
    </style:style>
    <style:style style:name="T401" style:family="text">
      <style:text-properties officeooo:rsid="0a6f0a69"/>
    </style:style>
    <style:style style:name="T402" style:family="text">
      <style:text-properties officeooo:rsid="0aace3cd"/>
    </style:style>
    <style:style style:name="T403" style:family="text">
      <style:text-properties officeooo:rsid="0b952edb"/>
    </style:style>
    <style:style style:name="T404" style:family="text">
      <style:text-properties fo:font-size="8pt" style:font-size-asian="8pt" style:font-size-complex="8pt" loext:padding="0.049cm" loext:border="0.31pt solid #000000"/>
    </style:style>
    <style:style style:name="T405" style:family="text">
      <style:text-properties officeooo:rsid="0394a435"/>
    </style:style>
    <style:style style:name="T406" style:family="text">
      <style:text-properties officeooo:rsid="0be4091b"/>
    </style:style>
    <style:style style:name="T407" style:family="text">
      <style:text-properties officeooo:rsid="0bf888a9"/>
    </style:style>
    <style:style style:name="T408" style:family="text">
      <style:text-properties officeooo:rsid="0cf7e116"/>
    </style:style>
    <style:style style:name="T409" style:family="text">
      <style:text-properties officeooo:rsid="0d1ec96e"/>
    </style:style>
    <style:style style:name="T410" style:family="text">
      <style:text-properties officeooo:rsid="0d52ea33"/>
    </style:style>
    <style:style style:name="T411" style:family="text">
      <style:text-properties officeooo:rsid="0dd5c0d9"/>
    </style:style>
    <style:style style:name="T412" style:family="text">
      <style:text-properties officeooo:rsid="0dd5fde1"/>
    </style:style>
    <style:style style:name="T413" style:family="text">
      <style:text-properties officeooo:rsid="0dd7714a"/>
    </style:style>
    <style:style style:name="T414" style:family="text">
      <style:text-properties officeooo:rsid="0e87ed43"/>
    </style:style>
    <style:style style:name="T415" style:family="text">
      <style:text-properties officeooo:rsid="0de11971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0" form:id="control20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span text:style-name="Strong_20_Emphasis"><text:span text:style-name="T283">C</text:span></text:span><text:span text:style-name="Strong_20_Emphasis"><text:span text:style-name="T278">hecklist voor </text:span></text:span><text:span text:style-name="Strong_20_Emphasis"><text:span text:style-name="T288">de installatie</text:span></text:span><text:span text:style-name="Strong_20_Emphasis"><text:span text:style-name="T278"> van </text:span></text:span><text:reference-mark-start text:name="Distributie"/><text:span text:style-name="Strong_20_Emphasis"><text:span text:style-name="T281">Ubuntu</text:span></text:span><text:reference-mark-end text:name="Distributie"/><text:span text:style-name="Strong_20_Emphasis"><text:span text:style-name="T281"> </text:span></text:span><text:reference-mark-start text:name="Versie"/><text:span text:style-name="Strong_20_Emphasis"><text:span text:style-name="T287">20</text:span></text:span><text:span text:style-name="Strong_20_Emphasis"><text:span text:style-name="T286">.04</text:span></text:span><text:reference-mark-end text:name="Versie"/><text:span text:style-name="Strong_20_Emphasis"><text:span text:style-name="T279"> </text:span></text:span><text:span text:style-name="Strong_20_Emphasis"><text:span text:style-name="T292">LTS</text:span></text:span><text:span text:style-name="Strong_20_Emphasis"><text:span text:style-name="T279"><text:note text:id="ftn1" text:note-class="footnote"><text:note-citation>1</text:note-citation><text:note-body><text:p text:style-name="P81"><text:span text:style-name="T405">Deze versie </text:span><text:span text:style-name="T406">20.04 </text:span><text:span text:style-name="T405">heeft codenaam Focal Fossa (focal) en is een zogenaamde LTS-versie (</text:span><text:span text:style-name="T415">LTS=</text:span><text:span text:style-name="T405">Long-Term Support, langetermijnondersteuning). <text:s/>Een LTS-versie verschijnt iedere twee jaar </text:span><text:span text:style-name="T410">in </text:span><text:span text:style-name="T405">april (deze in april 2020) en wordt vanaf vrijgave </text:span><text:span text:style-name="T327">vijf</text:span><text:span text:style-name="T405"> jaar ondersteund</text:span><text:span text:style-name="T401"> </text:span><text:span text:style-name="T405">(</text:span><text:span text:style-name="T407">updates </text:span><text:span text:style-name="T405">tot april 2025</text:span><text:span text:style-name="T401">)</text:span><text:span text:style-name="T405">.</text:span></text:p></text:note-body></text:note></text:span></text:span><text:span text:style-name="Strong_20_Emphasis"><text:span text:style-name="T292"> </text:span></text:span><text:reference-mark-start text:name="Editie"/><text:span text:style-name="Strong_20_Emphasis"><text:span text:style-name="T280">desktop</text:span></text:span><text:reference-mark-end text:name="Editie"/><text:span text:style-name="Strong_20_Emphasis"><text:span text:style-name="T282">.</text:span></text:span></text:p>
      <text:p text:style-name="P8"/>
      <text:p text:style-name="P60"><text:span text:style-name="T15">Kijk op</text:span><text:span text:style-name="T27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8"> </text:span><text:span text:style-name="T370">voor</text:span><text:span text:style-name="T371"> </text:span><text:span text:style-name="T372">deze en andere </text:span><text:span text:style-name="T16">checklists, scripts, </text:span><text:span text:style-name="T67">en informatie</text:span><text:span text:style-name="T16">.</text:span></text:p>
      <text:p text:style-name="P22"/>
      <text:p text:style-name="P46"><text:span text:style-name="T179">D</text:span><text:span text:style-name="T178">it is een invulbare PD</text:span><text:span text:style-name="T180">F</text:span><text:span text:style-name="T178"> met tekst- en keuzevakken; </text:span><text:span text:style-name="T181">a</text:span><text:span text:style-name="T178">fdrukken is niet noodzakelijk.</text:span></text:p>
      <text:p text:style-name="P9"/>
      <text:p text:style-name="P9">V<text:span text:style-name="T391">ul de waarden in het tekstvak achter de </text:span><text:span text:style-name="Definition"><text:span text:style-name="T392">schuingedrukte</text:span></text:span> <text:span text:style-name="T392">woorden </text:span><text:span text:style-name="T390">(zie toelichting)</text:span><text:span text:style-name="T392">:</text:span></text:p>
      <text:p text:style-name="P4"><text:span text:style-name="Definition"><text:span text:style-name="T374">g</text:span></text:span><text:span text:style-name="Definition"><text:span text:style-name="T373">ebruiker</text:span></text:span><text:span text:style-name="Definition"><text:span text:style-name="T375"><text:tab/><text:tab/></text:span></text:span><text:span text:style-name="Definition"><text:span text:style-name="T369"> <text:tab/><text:tab/></text:span></text:span><text:span text:style-name="T376"><draw:control text:anchor-type="as-char" svg:y="-0.429cm" draw:z-index="16" draw:name="Gebruiker" draw:style-name="gr2" draw:text-style-name="P95" svg:width="6.061cm" svg:height="0.6cm" draw:control="control17"><svg:title>Gebruiker</svg:title><svg:desc>Volledige naam, bijv. Jan Stek</svg:desc></draw:control></text:span><text:span text:style-name="T376"><text:tab/></text:span><text:span text:style-name="T377">(</text:span><text:span text:style-name="T387">volledige naam, bijv. </text:span><text:span text:style-name="T389">Karel Kamer</text:span><text:span text:style-name="T388">)</text:span></text:p>
      <text:p text:style-name="Standard"><text:span text:style-name="Definition"><text:span text:style-name="T374">g</text:span></text:span><text:span text:style-name="Definition"><text:span text:style-name="T373">ebruikersnaam<text:tab/><text:tab/></text:span></text:span><text:span text:style-name="Definition"><text:span text:style-name="T373"><draw:control text:anchor-type="as-char" svg:y="-0.429cm" draw:z-index="17" draw:name="Gberuikersnaam" draw:style-name="gr2" draw:text-style-name="P95" svg:width="6.061cm" svg:height="0.6cm" draw:control="control18"><svg:title>Gebruikersnaam</svg:title><svg:desc>Korte naam, bijv. jan</svg:desc></draw:control></text:span></text:span><text:span text:style-name="Definition"><text:span text:style-name="T373"><text:tab/></text:span></text:span><text:span text:style-name="T3">(korte naam, bijv. </text:span><text:span text:style-name="T309">karel</text:span><text:span text:style-name="T3">)</text:span></text:p>
      <text:p text:style-name="P2"><text:span text:style-name="Definition"><text:span text:style-name="T384">c</text:span></text:span><text:span text:style-name="Definition"><text:span text:style-name="T383">omputernaam<text:tab/><text:tab/></text:span></text:span><text:span text:style-name="Definition"><text:span text:style-name="T376"><draw:control text:anchor-type="as-char" svg:y="-0.429cm" draw:z-index="18" draw:name="Computernaam" draw:style-name="gr2" draw:text-style-name="P95" svg:width="6.061cm" svg:height="0.6cm" draw:control="control19"><svg:title>Computernaam</svg:title><svg:desc>Unieke naam van de computer</svg:desc></draw:control></text:span></text:span><text:span text:style-name="Definition"><text:span text:style-name="T376"><text:tab/></text:span></text:span><text:span text:style-name="Definition"><text:span text:style-name="T380">(</text:span></text:span><text:span text:style-name="Definition"><text:span text:style-name="T378">unieke naam van de compute</text:span></text:span><text:span text:style-name="Definition"><text:span text:style-name="T379">r</text:span></text:span><text:span text:style-name="Definition"><text:span text:style-name="T380">)</text:span></text:span></text:p>
      <text:p text:style-name="P2"><text:span text:style-name="Definition"><text:span text:style-name="T374">o</text:span></text:span><text:span text:style-name="Definition"><text:span text:style-name="T373">pstartmenu</text:span></text:span><text:span text:style-name="Definition"><text:span text:style-name="T376"><text:tab/><text:tab/><text:tab/></text:span></text:span><text:span text:style-name="Definition"><text:span text:style-name="T376"><draw:control text:anchor-type="as-char" svg:y="-0.429cm" draw:z-index="19" draw:name="Opstartmenu" draw:style-name="gr2" draw:text-style-name="P95" svg:width="6.061cm" svg:height="0.6cm" draw:control="control20"><svg:title>Opstartmenu</svg:title><svg:desc>Toets voor het opstartmenu ("bootmenu")</svg:desc></draw:control></text:span></text:span><text:span text:style-name="Definition"><text:span text:style-name="T376"><text:tab/></text:span></text:span><text:span text:style-name="Definition"><text:span text:style-name="T380">(</text:span></text:span><text:span text:style-name="Definition"><text:span text:style-name="T378">to</text:span></text:span><text:span text:style-name="Definition"><text:span text:style-name="T381">ets voor het opstartmedium</text:span></text:span><text:span text:style-name="Definition"><text:span text:style-name="T382">)</text:span></text:span></text:p>
      <text:p text:style-name="P2"><text:span text:style-name="Definition"><text:span text:style-name="T385">i</text:span></text:span><text:span text:style-name="Definition"><text:span text:style-name="T386">nstellingen</text:span></text:span><text:span text:style-name="T380"><text:tab/><text:tab/> <text:tab/></text:span><text:span text:style-name="T380"><draw:control text:anchor-type="as-char" svg:y="-0.429cm" draw:z-index="15" draw:name="Instellingen" draw:style-name="gr2" draw:text-style-name="P95" svg:width="6.061cm" svg:height="0.6cm" draw:control="control16"><svg:title>Instellingen</svg:title><svg:desc>Toets voor het BIOS/UEFI-scherm ("setup")</svg:desc></draw:control></text:span><text:span text:style-name="T380"><text:tab/>(</text:span><text:span text:style-name="T378">toets voor het BIOS/UEFI-scherm</text:span><text:span text:style-name="T380">)</text:span></text:p>
      <text:p text:style-name="P3"><text:span text:style-name="T298">Vervang </text:span><text:span text:style-name="Definition"><text:span text:style-name="T13">schuingedrukte</text:span></text:span><text:span text:style-name="T298"> </text:span><text:span text:style-name="T299">woorden </text:span><text:span text:style-name="T298">in deze checklist door </text:span><text:span text:style-name="T299">boven</text:span><text:span text:style-name="T298">staande waarden.</text:span></text:p>
      <text:p text:style-name="P10"/>
      <text:p text:style-name="P1"><text:span text:style-name="Strong_20_Emphasis"><text:span text:style-name="T293"/></text:span></text:p>
      <text:p text:style-name="P66"><text:span text:style-name="T294">Nog niet op Linux?<text:tab/></text:span><text:span text:style-name="T321"></text:span><text:span text:style-name="T300"><text:tab/></text:span><text:span text:style-name="T301">G</text:span><text:span text:style-name="T295">ebruik </text:span><text:span text:style-name="Strong_20_Emphasis"><text:span text:style-name="T330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96"> onder </text:span><text:span text:style-name="T306">Linux</text:span><text:span text:style-name="T297">.</text:span></text:p>
      <text:p text:style-name="P67"><text:span text:style-name="T302">Nieuwe installatie?<text:tab/></text:span><text:span text:style-name="T322"></text:span><text:span text:style-name="T305"><text:tab/></text:span><text:span text:style-name="T304">B</text:span><text:span text:style-name="T302">egin bij hoofdstuk </text:span><text:span text:style-name="T307"><text:bookmark-ref text:reference-format="page" text:ref-name="__RefNumPara__4009_1271708128">2</text:bookmark-ref></text:span><text:span text:style-name="T302"><text:s text:c="2"/></text:span><text:span text:style-name="T308"><text:bookmark-ref text:reference-format="text" text:ref-name="__RefNumPara__4009_1271708128">Installatie uitvoeren</text:bookmark-ref></text:span><text:span text:style-name="T303">.</text:span></text:p>
      <text:p text:style-name="P5"/>
      <text:list xml:id="list1506912481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833478903472">
          <table:table-cell table:style-name="_31_._5f_Installatie_5f_voorbereiden.A1" office:value-type="string">
            <text:p text:style-name="P50"><text:span text:style-name="Strong_20_Emphasis"><text:span text:style-name="T122"><text:s/></text:span></text:span><text:span text:style-name="Strong_20_Emphasis"><text:span text:style-name="T132"><draw:control text:anchor-type="as-char" draw:z-index="25" draw:name="Vorm3_0" draw:style-name="gr1" draw:text-style-name="P94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122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123"><text:note text:id="ftn2" text:note-class="footnote"><text:note-citation>2</text:note-citation><text:note-body><text:p text:style-name="P85"><text:span text:style-name="User_20_Entry"><text:span text:style-name="T220">E</text:span></text:span><text:span text:style-name="User_20_Entry"><text:span text:style-name="T225">v</text:span></text:span><text:span text:style-name="User_20_Entry"><text:span text:style-name="T226">en</text:span></text:span><text:span text:style-name="User_20_Entry"><text:span text:style-name="T270">t</text:span></text:span><text:span text:style-name="User_20_Entry"><text:span text:style-name="T271">uele </text:span></text:span><text:span text:style-name="User_20_Entry"><text:span text:style-name="T272">extra gebruikers aanmelden </text:span></text:span><text:span text:style-name="User_20_Entry"><text:span text:style-name="T273">en dezelfde stappen uitvoeren</text:span></text:span><text:span text:style-name="User_20_Entry"><text:span text:style-name="T224">.</text:span></text:span></text:p></text:note-body></text:note></text:span></text:span><text:span text:style-name="Strong_20_Emphasis"><text:span text:style-name="T123">.</text:span></text:span></text:p>
          </table:table-cell>
        </table:table-row>
        <table:table-row table:style-name="TableLine93833482373232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3833482344240">
          <table:table-cell table:style-name="_31_._5f_Installatie_5f_voorbereid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92">Installeer </text:span></text:span><text:span text:style-name="Strong_20_Emphasis"><text:span text:style-name="T109">pakket kz</text:span></text:span><text:span text:style-name="Strong_20_Emphasis"><text:span text:style-name="T92"> </text:span></text:span><text:span text:style-name="Strong_20_Emphasis"><text:span text:style-name="T80">via </text:span></text:span><text:span text:style-name="Strong_20_Emphasis"><text:span text:style-name="T103">het </text:span></text:span><text:span text:style-name="Strong_20_Emphasis"><text:span text:style-name="T104">s</text:span></text:span><text:span text:style-name="Strong_20_Emphasis"><text:span text:style-name="T80">tart</text:span></text:span><text:span text:style-name="Strong_20_Emphasis"><text:span text:style-name="T103">en van</text:span></text:span><text:span text:style-name="Strong_20_Emphasis"><text:span text:style-name="T105"> </text:span></text:span><text:span text:style-name="Strong_20_Emphasis"><text:span text:style-name="T165">Terminalvenster</text:span></text:span><text:span text:style-name="Strong_20_Emphasis"><text:span text:style-name="T80"> met toetscombinatie <text:line-break/></text:span></text:span><text:span text:style-name="Strong_20_Emphasis"><text:span text:style-name="T219">Ctrl</text:span></text:span><text:span text:style-name="Strong_20_Emphasis"><text:span text:style-name="T218"> </text:span></text:span><text:span text:style-name="Strong_20_Emphasis"><text:span text:style-name="T219">Alt</text:span></text:span><text:span text:style-name="Strong_20_Emphasis"><text:span text:style-name="T218"> </text:span></text:span><text:span text:style-name="Strong_20_Emphasis"><text:span text:style-name="T219">T</text:span></text:span><text:span text:style-name="Strong_20_Emphasis"><text:span text:style-name="T103">.</text:span></text:span></text:p>
          </table:table-cell>
        </table:table-row>
        <table:table-row table:style-name="TableLine93833482322384">
          <table:table-cell table:style-name="_31_._5f_Installatie_5f_voorbereiden.A1" office:value-type="string">
            <text:p text:style-name="P68"><text:span text:style-name="Strong_20_Emphasis"><text:span text:style-name="T92"/></text:span></text:p>
          </table:table-cell>
          <table:table-cell table:style-name="_31_._5f_Installatie_5f_voorbereiden.A1" office:value-type="string">
            <text:p text:style-name="P49">Typ<text:span text:style-name="Strong_20_Emphasis"><text:span text:style-name="T106">, of </text:span></text:span><text:span text:style-name="Strong_20_Emphasis"><text:span text:style-name="T103">kopieer en plak, de</text:span></text:span><text:span text:style-name="Strong_20_Emphasis"><text:span text:style-name="T107">z</text:span></text:span><text:span text:style-name="Strong_20_Emphasis"><text:span text:style-name="T103">e </text:span></text:span><text:span text:style-name="Strong_20_Emphasis"><text:span text:style-name="T118">twee </text:span></text:span><text:span text:style-name="Strong_20_Emphasis"><text:span text:style-name="T103">opdrachten, ieder gevolgd door de </text:span></text:span><text:span text:style-name="Strong_20_Emphasis"><text:span text:style-name="T219">Enter</text:span></text:span><text:span text:style-name="Strong_20_Emphasis"><text:span text:style-name="T80">-toets:<text:line-break/></text:span></text:span><text:span text:style-name="User_20_Entry"><text:span text:style-name="T276">wget karelzimmer.nl/</text:span></text:span><text:span text:style-name="User_20_Entry"><text:span text:style-name="T277">kz</text:span></text:span><text:span text:style-name="User_20_Entry"><text:span text:style-name="T276"><text:line-break/>bash </text:span></text:span><text:span text:style-name="User_20_Entry"><text:span text:style-name="T277">kz</text:span></text:span></text:p>
          </table:table-cell>
        </table:table-row>
        <table:table-row table:style-name="TableLine93833482378480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77">V<text:span text:style-name="Strong_20_Emphasis"><text:span text:style-name="T114">olg </text:span></text:span><text:span text:style-name="Strong_20_Emphasis"><text:span text:style-name="T69">de aanwijzingen op het scherm.</text:span></text:span></text:p>
          </table:table-cell>
        </table:table-row>
        <table:table-row table:style-name="TableLine93833482347120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63"/>
          </table:table-cell>
        </table:table-row>
        <table:table-row table:style-name="TableLine93833482300720">
          <table:table-cell table:style-name="_31_._5f_Installatie_5f_voorbereiden.A1" office:value-type="string">
            <text:p text:style-name="P41"><text:span text:style-name="Strong_20_Emphasis"><text:span text:style-name="T92"><text:s/></text:span></text:span><text:span text:style-name="Strong_20_Emphasis"><text:span text:style-name="Strong_20_Emphasis"><text:span text:style-name="T131"><draw:control text:anchor-type="as-char" draw:z-index="1" draw:name="Vorm6" draw:style-name="gr1" draw:text-style-name="P9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71">Bereid de installatie voor </text:span></text:span><text:span text:style-name="Strong_20_Emphasis"><text:span text:style-name="T80">via </text:span></text:span><text:span text:style-name="Strong_20_Emphasis"><text:span text:style-name="T71">een </text:span></text:span><text:span text:style-name="Strong_20_Emphasis"><text:span text:style-name="T95">druk </text:span></text:span><text:span text:style-name="Strong_20_Emphasis"><text:span text:style-name="T90">op de </text:span></text:span><text:span text:style-name="Strong_20_Emphasis"><text:span text:style-name="T217">Super</text:span></text:span><text:span text:style-name="Strong_20_Emphasis"><text:span text:style-name="T90">-toets</text:span></text:span><text:span text:style-name="Strong_20_Emphasis"><text:span text:style-name="T274"><text:note text:id="ftn3" text:note-class="footnote"><text:note-citation>3</text:note-citation><text:note-body><text:p text:style-name="P82"><text:span text:style-name="T323">D</text:span>e <text:span text:style-name="T404">Super</text:span>-toets <text:span text:style-name="T323">is </text:span>de Windows<text:span text:style-name="T408">-</text:span><text:span text:style-name="T403">toets</text:span>, <text:span text:style-name="T408">C</text:span>ommand-<text:span text:style-name="T403">toets</text:span>, of <text:span text:style-name="T408">V</text:span>ergrootglas-toets.</text:p></text:note-body></text:note></text:span></text:span><text:span text:style-name="Strong_20_Emphasis"><text:span text:style-name="T71">, </text:span></text:span><text:span text:style-name="Strong_20_Emphasis"><text:span text:style-name="T98">t</text:span></text:span><text:span text:style-name="Strong_20_Emphasis"><text:span text:style-name="T83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9"> </text:span></text:span><text:span text:style-name="Strong_20_Emphasis"><text:span text:style-name="T88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</text:span></text:span><text:span text:style-name="Strong_20_Emphasis"><text:span text:style-name="T268"> </text:span></text:span><text:span text:style-name="Strong_20_Emphasis"><text:span text:style-name="T258">Installatiem</text:span></text:span><text:span text:style-name="Strong_20_Emphasis"><text:span text:style-name="T257">enu</text:span></text:span><text:span text:style-name="Strong_20_Emphasis"><text:span text:style-name="T90">.</text:span></text:span></text:p>
          </table:table-cell>
        </table:table-row>
        <table:table-row table:style-name="TableLine93833482332160">
          <table:table-cell table:style-name="_31_._5f_Installatie_5f_voorbereiden.A1" office:value-type="string">
            <text:p text:style-name="P69"><text:span text:style-name="Strong_20_Emphasis"><text:span text:style-name="T92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8">K</text:span></text:span><text:span text:style-name="Strong_20_Emphasis"><text:span text:style-name="T74">ie</text:span></text:span><text:span text:style-name="Strong_20_Emphasis"><text:span text:style-name="T73">s</text:span></text:span><text:span text:style-name="Strong_20_Emphasis"><text:span text:style-name="T69"> </text:span></text:span><text:span text:style-name="Strong_20_Emphasis"><text:span text:style-name="T255">1</text:span></text:span><text:span text:style-name="Strong_20_Emphasis"><text:span text:style-name="T259"> </text:span></text:span><text:span text:style-name="Strong_20_Emphasis"><text:span text:style-name="T260">In</text:span></text:span><text:span text:style-name="Strong_20_Emphasis"><text:span text:style-name="T264">stallatie voorbereiden</text:span></text:span><text:span text:style-name="Strong_20_Emphasis"><text:span text:style-name="T91"> </text:span></text:span><text:span text:style-name="Strong_20_Emphasis"><text:span text:style-name="T114">en v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3"/>
      <text:list xml:id="list115651696553100" text:continue-numbering="true" text:style-name="L1">
        <text:list-item>
          <text:p text:style-name="P93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33482242416">
          <table:table-cell table:style-name="_32_._5f_Installatie_5f_uitvoer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7"><text:span text:style-name="T317">Start de computer op vanaf </text:span><text:span text:style-name="T318">een </text:span><text:span text:style-name="T318"><text:reference-ref text:reference-format="text" text:ref-name="Distributie">Ubuntu</text:reference-ref></text:span><text:span text:style-name="T318"><text:s/></text:span><text:span text:style-name="T317"><text:reference-ref text:reference-format="text" text:ref-name="Versie">20.04</text:reference-ref></text:span><text:span text:style-name="T186"><text:s/></text:span><text:span text:style-name="T186"><text:reference-ref text:reference-format="text" text:ref-name="Editie">desktop</text:reference-ref></text:span><text:span text:style-name="T186"><text:s/>Live</text:span><text:span text:style-name="T186"><text:note text:id="ftn4" text:note-class="footnote"><text:note-citation>1</text:note-citation><text:note-body><text:p text:style-name="P80"><text:span text:style-name="T395">Vanaf ee</text:span>n Live <text:span text:style-name="T402">USB-stick of </text:span><text:span text:style-name="T326">C</text:span><text:span text:style-name="T402">D</text:span><text:span text:style-name="T6"> </text:span>kunt <text:span text:style-name="T395">u opstarten en</text:span> met <text:reference-ref text:reference-format="text" text:ref-name="Distributie">Ubuntu</text:reference-ref><text:s/>werken zonder deze te installeren.</text:p></text:note-body></text:note></text:span><text:span text:style-name="T186"> </text:span><text:span text:style-name="T189">USB-stick</text:span><text:span text:style-name="T189"><text:note text:id="ftn5" text:note-class="footnote"><text:note-citation>2</text:note-citation><text:note-body><text:p text:style-name="P84"><text:span text:style-name="Strong_20_Emphasis"><text:span text:style-name="T200">Download </text:span></text:span><text:span text:style-name="Strong_20_Emphasis"><text:span text:style-name="T194">een </text:span></text:span><text:span text:style-name="Strong_20_Emphasis"><text:span text:style-name="T204">Desktop </text:span></text:span><text:span text:style-name="Strong_20_Emphasis"><text:span text:style-name="T215">CD</text:span></text:span><text:span text:style-name="Strong_20_Emphasis"><text:span text:style-name="T199"> vanaf </text:span></text:span><text:a xlink:type="simple" xlink:href="http://nl.releases.ubuntu.com/" text:style-name="Internet_20_link" text:visited-style-name="Visited_20_Internet_20_Link"><text:span text:style-name="Strong_20_Emphasis"><text:span text:style-name="T397">nl.releases.ubuntu.com</text:span></text:span></text:a><text:span text:style-name="Strong_20_Emphasis"><text:span text:style-name="T199">, </text:span></text:span><text:span text:style-name="Strong_20_Emphasis"><text:span text:style-name="T212">kies </text:span></text:span><text:span text:style-name="Strong_20_Emphasis"><text:span text:style-name="T223">Ubuntu 20.04... LTS (Focal Fossa)</text:span></text:span><text:span text:style-name="Strong_20_Emphasis"><text:span text:style-name="T212">, </text:span></text:span><text:span text:style-name="Strong_20_Emphasis"><text:span text:style-name="T195">en </text:span></text:span><text:span text:style-name="Strong_20_Emphasis"><text:span text:style-name="T200">plaats </text:span></text:span><text:span text:style-name="Strong_20_Emphasis"><text:span text:style-name="T194">een USB-stick </text:span></text:span><text:span text:style-name="Strong_20_Emphasis"><text:span text:style-name="T216">va</text:span></text:span><text:span text:style-name="Strong_20_Emphasis"><text:span text:style-name="T210">n </text:span></text:span><text:span text:style-name="Strong_20_Emphasis"><text:span text:style-name="T193">min</text:span></text:span><text:span text:style-name="Strong_20_Emphasis"><text:span text:style-name="T211">imaal</text:span></text:span><text:span text:style-name="Strong_20_Emphasis"><text:span text:style-name="T193"> </text:span></text:span><text:span text:style-name="Strong_20_Emphasis"><text:span text:style-name="T201">4</text:span></text:span><text:span text:style-name="Strong_20_Emphasis"><text:span text:style-name="T193"> GB. <text:line-break/></text:span></text:span><text:span text:style-name="Strong_20_Emphasis"><text:span text:style-name="T214">Zoek</text:span></text:span><text:span text:style-name="Strong_20_Emphasis"><text:span text:style-name="T193"> </text:span></text:span><text:span text:style-name="Strong_20_Emphasis"><text:span text:style-name="T222">opst</text:span></text:span><text:span text:style-name="Strong_20_Emphasis"><text:span text:style-name="T193"> en klik op het pictogram van</text:span></text:span><text:span text:style-name="Strong_20_Emphasis"><text:span text:style-name="T196"> </text:span></text:span><text:span text:style-name="Strong_20_Emphasis"><text:span text:style-name="T221">Opstartschijf aanmaken</text:span></text:span><text:span text:style-name="Strong_20_Emphasis"><text:span text:style-name="T203">, </text:span></text:span><text:span text:style-name="Strong_20_Emphasis"><text:span text:style-name="T209">o</text:span></text:span><text:span text:style-name="Strong_20_Emphasis"><text:span text:style-name="T194">f </text:span></text:span><text:span text:style-name="Strong_20_Emphasis"><text:span text:style-name="T197">gebruik </text:span></text:span><text:span text:style-name="Strong_20_Emphasis"><text:span text:style-name="T190">het programma balenaEtche</text:span></text:span><text:span text:style-name="Strong_20_Emphasis"><text:span text:style-name="T198">r</text:span></text:span><text:span text:style-name="Strong_20_Emphasis"><text:span text:style-name="T190"> </text:span></text:span><text:span text:style-name="Strong_20_Emphasis"><text:span text:style-name="T191">(</text:span></text:span><text:a xlink:type="simple" xlink:href="https://www.balena.io/etcher/" text:style-name="Internet_20_link" text:visited-style-name="Visited_20_Internet_20_Link"><text:span text:style-name="Strong_20_Emphasis"><text:span text:style-name="T396">etcher.io</text:span></text:span></text:a><text:span text:style-name="Strong_20_Emphasis"><text:span text:style-name="T191">); </text:span></text:span><text:span text:style-name="Strong_20_Emphasis"><text:span text:style-name="T190">balenaEtche</text:span></text:span><text:span text:style-name="Strong_20_Emphasis"><text:span text:style-name="T198">r</text:span></text:span><text:span text:style-name="Strong_20_Emphasis"><text:span text:style-name="T205"> is</text:span></text:span><text:span text:style-name="Strong_20_Emphasis"><text:span text:style-name="T191"> </text:span></text:span><text:span text:style-name="Strong_20_Emphasis"><text:span text:style-name="T194">beschikbaar voor </text:span></text:span><text:span text:style-name="Strong_20_Emphasis"><text:span text:style-name="T206">Windows, </text:span></text:span><text:span text:style-name="Strong_20_Emphasis"><text:span text:style-name="T207">OS X</text:span></text:span><text:span text:style-name="Strong_20_Emphasis"><text:span text:style-name="T190">, </text:span></text:span><text:span text:style-name="Strong_20_Emphasis"><text:span text:style-name="T191">en </text:span></text:span><text:span text:style-name="Strong_20_Emphasis"><text:span text:style-name="T208">GNU/</text:span></text:span><text:span text:style-name="Strong_20_Emphasis"><text:span text:style-name="T190">Linux</text:span></text:span><text:span text:style-name="Strong_20_Emphasis"><text:span text:style-name="T192">.</text:span></text:span></text:p></text:note-body></text:note></text:span><text:span text:style-name="T189"> of </text:span><text:span text:style-name="T185">C</text:span><text:span text:style-name="T189">D</text:span><text:span text:style-name="T189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6">.</text:span></text:p>
            <text:p text:style-name="P30"><text:span text:style-name="T187">Opstartmenu/</text:span><text:span text:style-name="T188">boot menu</text:span><text:span text:style-name="T187"> </text:span><text:span text:style-name="T186">via </text:span><text:span text:style-name="Definition"><text:span text:style-name="T393">opstartmenu</text:span></text:span><text:span text:style-name="T186">, </text:span><text:span text:style-name="T187">instellingen/</text:span><text:span text:style-name="T188">setup</text:span><text:span text:style-name="T186"> via </text:span><text:span text:style-name="Definition"><text:span text:style-name="T393">instellingen</text:span></text:span><text:span text:style-name="T186">.</text:span></text:p>
          </table:table-cell>
        </table:table-row>
        <table:table-row table:style-name="TableLine93833482396768">
          <table:table-cell table:style-name="_32_._5f_Installatie_5f_uitvoeren.A1" office:value-type="string">
            <text:p text:style-name="P41"><text:span text:style-name="Strong_20_Emphasis"><text:span text:style-name="T92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26">Kies</text:span></text:span><text:span text:style-name="Strong_20_Emphasis"><text:span text:style-name="T58"> </text:span></text:span><text:span text:style-name="Strong_20_Emphasis"><text:span text:style-name="T127">als</text:span></text:span><text:span text:style-name="Strong_20_Emphasis"><text:span text:style-name="T61"> </text:span></text:span><text:span text:style-name="Strong_20_Emphasis"><text:span text:style-name="T60">mogelijk</text:span></text:span><text:span text:style-name="Strong_20_Emphasis"><text:span text:style-name="T58"> </text:span></text:span><text:span text:style-name="Strong_20_Emphasis"><text:span text:style-name="T64">met pijltjes-toetsen</text:span></text:span><text:span text:style-name="Strong_20_Emphasis"><text:span text:style-name="T59"> </text:span></text:span><text:span text:style-name="Strong_20_Emphasis"><text:span text:style-name="T174">Nederlands</text:span></text:span><text:span text:style-name="Strong_20_Emphasis"><text:span text:style-name="T35"> </text:span></text:span><text:span text:style-name="Strong_20_Emphasis"><text:span text:style-name="T64">en druk op </text:span></text:span><text:span text:style-name="Strong_20_Emphasis"><text:span text:style-name="T63">de </text:span></text:span><text:span text:style-name="Strong_20_Emphasis"><text:span text:style-name="T202">Enter</text:span></text:span><text:span text:style-name="Strong_20_Emphasis"><text:span text:style-name="T63">-toets.</text:span></text:span></text:p>
          </table:table-cell>
        </table:table-row>
        <table:table-row table:style-name="TableLine93833482643552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12"><text:span text:style-name="T319">Kies </text:span><text:span text:style-name="T310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213">Enter</text:span></text:span><text:span text:style-name="Strong_20_Emphasis"><text:span text:style-name="T128">-toets</text:span></text:span><text:span text:style-name="T319">.</text:span></text:p>
          </table:table-cell>
        </table:table-row>
        <table:table-row table:style-name="TableLine9383348264380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3" draw:name="Vorm12" draw:style-name="gr1" draw:text-style-name="P94" svg:width="0.35cm" svg:height="0.35cm" draw:control="control4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7">Op het </text:span></text:span><text:span text:style-name="Strong_20_Emphasis"><text:span text:style-name="T32">scherm </text:span></text:span><text:span text:style-name="Strong_20_Emphasis"><text:span text:style-name="T234">Wel</text:span></text:span><text:span text:style-name="Strong_20_Emphasis"><text:span text:style-name="T269">k</text:span></text:span><text:span text:style-name="Strong_20_Emphasis"><text:span text:style-name="T239">om</text:span></text:span><text:span text:style-name="Strong_20_Emphasis"><text:span text:style-name="T33"> </text:span></text:span><text:span text:style-name="Strong_20_Emphasis"><text:span text:style-name="T27">kies </text:span></text:span><text:span text:style-name="Strong_20_Emphasis"><text:span text:style-name="T156">Nederlands</text:span></text:span><text:span text:style-name="Strong_20_Emphasis"><text:span text:style-name="T15"> en klik op</text:span></text:span><text:span text:style-name="Strong_20_Emphasis"><text:span text:style-name="T23"> </text:span></text:span><text:span text:style-name="Strong_20_Emphasis"><text:span text:style-name="T157">Verder</text:span></text:span><text:span text:style-name="Strong_20_Emphasis"><text:span text:style-name="T15">.</text:span></text:span></text:p>
          </table:table-cell>
        </table:table-row>
        <table:table-row table:style-name="TableLine93833482644320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137">O</text:span></text:span><text:span text:style-name="Strong_20_Emphasis"><text:span text:style-name="T138">p </text:span></text:span><text:span text:style-name="Strong_20_Emphasis"><text:span text:style-name="T139">het </text:span></text:span><text:span text:style-name="Strong_20_Emphasis"><text:span text:style-name="T140">scherm </text:span></text:span><text:span text:style-name="Strong_20_Emphasis"><text:span text:style-name="T232">Toetsenbord</text:span></text:span><text:span text:style-name="Strong_20_Emphasis"><text:span text:style-name="T233">indeling</text:span></text:span><text:span text:style-name="Strong_20_Emphasis"><text:span text:style-name="T140"> </text:span></text:span><text:span text:style-name="Strong_20_Emphasis"><text:span text:style-name="T141">controleer </text:span></text:span><text:span text:style-name="Strong_20_Emphasis"><text:span text:style-name="T142">de </text:span></text:span><text:span text:style-name="Strong_20_Emphasis"><text:span text:style-name="T152">te gebruiken </text:span></text:span><text:span text:style-name="Strong_20_Emphasis"><text:span text:style-name="T141">toetsenbordindeling </text:span></text:span><text:span text:style-name="Strong_20_Emphasis"><text:span text:style-name="T143">en </text:span></text:span><text:span text:style-name="Strong_20_Emphasis"><text:span text:style-name="T137">klik </text:span></text:span><text:span text:style-name="Strong_20_Emphasis"><text:span text:style-name="T140">op </text:span></text:span><text:span text:style-name="Strong_20_Emphasis"><text:span text:style-name="T175">Verder</text:span></text:span><text:span text:style-name="Strong_20_Emphasis"><text:span text:style-name="T140">.</text:span></text:span></text:p>
          </table:table-cell>
        </table:table-row>
        <table:table-row table:style-name="TableLine93833482644576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48">Als </text:span></text:span><text:span text:style-name="Strong_20_Emphasis"><text:span text:style-name="T37">het </text:span></text:span><text:span text:style-name="Strong_20_Emphasis"><text:span text:style-name="T26">het scherm </text:span></text:span><text:span text:style-name="Strong_20_Emphasis"><text:span text:style-name="T231">Draadloos</text:span></text:span><text:span text:style-name="Strong_20_Emphasis"><text:span text:style-name="T26"> </text:span></text:span><text:span text:style-name="Strong_20_Emphasis"><text:span text:style-name="T37">verschijnt, </text:span></text:span><text:span text:style-name="Strong_20_Emphasis"><text:span text:style-name="T28">kies</text:span></text:span><text:span text:style-name="Strong_20_Emphasis"><text:span text:style-name="T26"> </text:span></text:span><text:span text:style-name="Strong_20_Emphasis"><text:span text:style-name="T28">een draadloos netwerk, maak </text:span></text:span><text:span text:style-name="Strong_20_Emphasis"><text:span text:style-name="T15">verbinding, </text:span></text:span><text:span text:style-name="Strong_20_Emphasis"><text:span text:style-name="T29">en klik</text:span></text:span><text:span text:style-name="Strong_20_Emphasis"><text:span text:style-name="T15"> </text:span></text:span><text:span text:style-name="Strong_20_Emphasis"><text:span text:style-name="T21">op </text:span></text:span><text:span text:style-name="Strong_20_Emphasis"><text:span text:style-name="T157">Verder</text:span></text:span><text:span text:style-name="Strong_20_Emphasis"><text:span text:style-name="T15">.</text:span></text:span></text:p>
          </table:table-cell>
        </table:table-row>
        <table:table-row table:style-name="TableLine93833482644832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30">O</text:span></text:span><text:span text:style-name="Strong_20_Emphasis"><text:span text:style-name="T24">p het scherm </text:span></text:span><text:span text:style-name="Strong_20_Emphasis"><text:span text:style-name="T235">Bijgewerkte pakketten en andere programmatuur</text:span></text:span><text:span text:style-name="Strong_20_Emphasis"><text:span text:style-name="T229"> </text:span></text:span><text:span text:style-name="T15">klik op </text:span><text:span text:style-name="Strong_20_Emphasis"><text:span text:style-name="T156">Verder</text:span></text:span><text:span text:style-name="Strong_20_Emphasis"><text:span text:style-name="T15">.</text:span></text:span></text:p>
          </table:table-cell>
        </table:table-row>
        <table:table-row table:style-name="TableLine9383348264508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3833482645344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4" draw:name="Vorm16" draw:style-name="gr1" draw:text-style-name="P94" svg:width="0.35cm" svg:height="0.35cm" draw:control="control5"/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0">O</text:span></text:span><text:span text:style-name="Strong_20_Emphasis"><text:span text:style-name="T25">p het scherm </text:span></text:span><text:span text:style-name="Strong_20_Emphasis"><text:span text:style-name="T230">Installatietype</text:span></text:span><text:span text:style-name="Strong_20_Emphasis"><text:span text:style-name="T134"> </text:span></text:span><text:span text:style-name="Strong_20_Emphasis"><text:span text:style-name="T145">selecteer</text:span></text:span><text:span text:style-name="Strong_20_Emphasis"><text:span text:style-name="T135"> </text:span></text:span><text:span text:style-name="Strong_20_Emphasis"><text:span text:style-name="T332">het gewenste </text:span></text:span><text:span text:style-name="Strong_20_Emphasis"><text:span text:style-name="T353">Installatie type</text:span></text:span><text:span text:style-name="Strong_20_Emphasis"><text:span text:style-name="T332">.</text:span></text:span></text:p>
          </table:table-cell>
        </table:table-row>
        <table:table-row table:style-name="TableLine9383348264560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65"><text:span text:style-name="Emphasis"><text:span text:style-name="T367">Aa</text:span></text:span><text:span text:style-name="Emphasis"><text:span text:style-name="T368">nbevolen</text:span></text:span><text:span text:style-name="Strong_20_Emphasis"><text:span text:style-name="T344"> wordt om </text:span></text:span><text:span text:style-name="Strong_20_Emphasis"><text:span text:style-name="T348">te klikken op </text:span></text:span><text:span text:style-name="Strong_20_Emphasis"><text:span text:style-name="T366">Geavanceerde functies</text:span></text:span><text:span text:style-name="Strong_20_Emphasis"><text:span text:style-name="T348">, en</text:span></text:span><text:span text:style-name="Strong_20_Emphasis"><text:span text:style-name="T344"> </text:span></text:span><text:span text:style-name="Strong_20_Emphasis"><text:span text:style-name="T348">selecteer <text:line-break/></text:span></text:span><text:span text:style-name="Strong_20_Emphasis"><text:span text:style-name="T364">LVM gebruiken bij de nieuwe installatie van Ubuntu</text:span></text:span><text:span text:style-name="Strong_20_Emphasis"><text:span text:style-name="T344">, </text:span></text:span><text:span text:style-name="Strong_20_Emphasis"><text:span text:style-name="T348">en vink aan <text:line-break/></text:span></text:span><text:span text:style-name="Strong_20_Emphasis"><text:span text:style-name="T364">De nieuwe installatie van Ubuntu versleutelen voor de </text:span></text:span><text:span text:style-name="Strong_20_Emphasis"><text:span text:style-name="T365">veiligheid</text:span></text:span><text:span text:style-name="Strong_20_Emphasis"><text:span text:style-name="T345">.</text:span></text:span></text:p>
          </table:table-cell>
        </table:table-row>
        <table:table-row table:style-name="TableLine9383348264585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65"><text:span text:style-name="Strong_20_Emphasis"><text:span text:style-name="T347">K</text:span></text:span><text:span text:style-name="Strong_20_Emphasis"><text:span text:style-name="T18">lik op </text:span></text:span><text:span text:style-name="Strong_20_Emphasis"><text:span text:style-name="T242">OK</text:span></text:span><text:span text:style-name="Strong_20_Emphasis"><text:span text:style-name="T55"> en vervolgens op</text:span></text:span><text:span text:style-name="Strong_20_Emphasis"><text:span text:style-name="T18"> </text:span></text:span><text:span text:style-name="Strong_20_Emphasis"><text:span text:style-name="T176">I</text:span></text:span><text:span text:style-name="Strong_20_Emphasis"><text:span text:style-name="T177">nstalle</text:span></text:span><text:span text:style-name="Strong_20_Emphasis"><text:span text:style-name="T176">e</text:span></text:span><text:span text:style-name="Strong_20_Emphasis"><text:span text:style-name="T177">r </text:span></text:span><text:span text:style-name="Strong_20_Emphasis"><text:span text:style-name="T176">nu</text:span></text:span><text:span text:style-name="Strong_20_Emphasis"><text:span text:style-name="T18">.</text:span></text:span></text:p>
          </table:table-cell>
        </table:table-row>
        <table:table-row table:style-name="TableLine93833482646112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2"><text:span text:style-name="Strong_20_Emphasis"><text:span text:style-name="T41">Geef </text:span></text:span><text:span text:style-name="Strong_20_Emphasis"><text:span text:style-name="T43">indien gevraagd </text:span></text:span><text:span text:style-name="Strong_20_Emphasis"><text:span text:style-name="T41">de be</text:span></text:span><text:span text:style-name="Strong_20_Emphasis"><text:span text:style-name="T42">ve</text:span></text:span><text:span text:style-name="Strong_20_Emphasis"><text:span text:style-name="T41">iligingssleutel op</text:span></text:span><text:span text:style-name="Strong_20_Emphasis"><text:span text:style-name="T154">.</text:span></text:span></text:p>
          </table:table-cell>
        </table:table-row>
        <table:table-row table:style-name="TableLine9383348264636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3833482646624">
          <table:table-cell table:style-name="_32_._5f_Installatie_5f_uitvoeren.A1" office:value-type="string">
            <text:p text:style-name="P74"><text:span text:style-name="Strong_20_Emphasis"><text:s/></text:span><text:span text:style-name="T92"><draw:control text:anchor-type="as-char" draw:z-index="27" draw:name="Vorm16_1" draw:style-name="gr1" draw:text-style-name="P94" svg:width="0.35cm" svg:height="0.35cm" draw:control="control28"/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0">C</text:span></text:span><text:span text:style-name="Strong_20_Emphasis"><text:span text:style-name="T38">ontroleer de </text:span></text:span><text:span text:style-name="Strong_20_Emphasis"><text:span text:style-name="T40">voorgestelde </text:span></text:span><text:span text:style-name="Strong_20_Emphasis"><text:span text:style-name="T38">schijfindelin</text:span></text:span><text:span text:style-name="Strong_20_Emphasis"><text:span text:style-name="T39">g,</text:span></text:span><text:span text:style-name="Strong_20_Emphasis"><text:span text:style-name="T38"> </text:span></text:span><text:span text:style-name="Strong_20_Emphasis"><text:span text:style-name="T44">kies de gewenste schijf, </text:span></text:span><text:span text:style-name="Strong_20_Emphasis"><text:span text:style-name="T39">en </text:span></text:span><text:span text:style-name="Strong_20_Emphasis"><text:span text:style-name="T333">k</text:span></text:span><text:span text:style-name="Strong_20_Emphasis"><text:span text:style-name="T332">lik op </text:span></text:span><text:span text:style-name="Strong_20_Emphasis"><text:span text:style-name="T353">I</text:span></text:span><text:span text:style-name="Strong_20_Emphasis"><text:span text:style-name="T354">nstalle</text:span></text:span><text:span text:style-name="Strong_20_Emphasis"><text:span text:style-name="T353">e</text:span></text:span><text:span text:style-name="Strong_20_Emphasis"><text:span text:style-name="T354">r </text:span></text:span><text:span text:style-name="Strong_20_Emphasis"><text:span text:style-name="T353">nu</text:span></text:span><text:span text:style-name="Strong_20_Emphasis"><text:span text:style-name="T332">.</text:span></text:span></text:p>
          </table:table-cell>
        </table:table-row>
        <table:table-row table:style-name="TableLine9383348264688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3833482647136">
          <table:table-cell table:style-name="_32_._5f_Installatie_5f_uitvoeren.A1" office:value-type="string">
            <text:p text:style-name="P72"><text:span text:style-name="Strong_20_Emphasis"><text:s/></text:span><text:span text:style-name="Strong_20_Emphasis"><text:span text:style-name="T92"><draw:control text:anchor-type="as-char" draw:z-index="26" draw:name="Vorm16_0" draw:style-name="gr1" draw:text-style-name="P94" svg:width="0.35cm" svg:height="0.35cm" draw:control="control27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0">O</text:span></text:span><text:span text:style-name="Strong_20_Emphasis"><text:span text:style-name="T25">p het scherm </text:span></text:span><text:span text:style-name="Strong_20_Emphasis"><text:span text:style-name="T230">Wilt u deze aanpassingen wegschrijven naar de schijven? </text:span></text:span><text:span text:style-name="Strong_20_Emphasis"><text:span text:style-name="T31">controleer de </text:span></text:span><text:span text:style-name="Strong_20_Emphasis"><text:span text:style-name="T45">partities</text:span></text:span><text:span text:style-name="Strong_20_Emphasis"><text:span text:style-name="T31"> </text:span></text:span><text:span text:style-name="Strong_20_Emphasis"><text:span text:style-name="T46">die </text:span></text:span><text:span text:style-name="Strong_20_Emphasis"><text:span text:style-name="T47">geformatteerd</text:span></text:span><text:span text:style-name="Strong_20_Emphasis"><text:span text:style-name="T46"> worden </text:span></text:span><text:span text:style-name="Strong_20_Emphasis"><text:span text:style-name="T31">en </text:span></text:span><text:span text:style-name="Strong_20_Emphasis"><text:span text:style-name="T30">klik </text:span></text:span><text:span text:style-name="Strong_20_Emphasis"><text:span text:style-name="T18">op </text:span></text:span><text:span text:style-name="Strong_20_Emphasis"><text:span text:style-name="T158">Verder</text:span></text:span><text:span text:style-name="Strong_20_Emphasis"><text:span text:style-name="T18">.</text:span></text:span></text:p>
          </table:table-cell>
        </table:table-row>
        <table:table-row table:style-name="TableLine93833482647392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3833482647648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5" draw:name="Vorm19" draw:style-name="gr1" draw:text-style-name="P94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0">O</text:span></text:span><text:span text:style-name="Strong_20_Emphasis"><text:span text:style-name="T335">p </text:span></text:span><text:span text:style-name="Strong_20_Emphasis"><text:span text:style-name="T336">het </text:span></text:span><text:span text:style-name="Strong_20_Emphasis"><text:span text:style-name="T337">scherm </text:span></text:span><text:span text:style-name="Strong_20_Emphasis"><text:span text:style-name="T362">Waar bevindt u zich?</text:span></text:span><text:span text:style-name="Strong_20_Emphasis"><text:span text:style-name="T337"> </text:span></text:span><text:span text:style-name="Strong_20_Emphasis"><text:span text:style-name="T342">controleer </text:span></text:span><text:span text:style-name="Strong_20_Emphasis"><text:span text:style-name="T343">de </text:span></text:span><text:span text:style-name="Strong_20_Emphasis"><text:span text:style-name="T342">locatie en </text:span></text:span><text:span text:style-name="Strong_20_Emphasis"><text:span text:style-name="T340">klik </text:span></text:span><text:span text:style-name="Strong_20_Emphasis"><text:span text:style-name="T337">op </text:span></text:span><text:span text:style-name="Strong_20_Emphasis"><text:span text:style-name="T355">Verder</text:span></text:span><text:span text:style-name="Strong_20_Emphasis"><text:span text:style-name="T337">.</text:span></text:span></text:p>
          </table:table-cell>
        </table:table-row>
        <table:table-row table:style-name="TableLine93833482647904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7"><text:span text:style-name="T360">Op </text:span><text:span text:style-name="T357">het </text:span><text:span text:style-name="T355">scherm </text:span><text:span text:style-name="Strong_20_Emphasis"><text:span text:style-name="T362">Wie bent u?</text:span></text:span><text:span text:style-name="T355"> </text:span><text:span text:style-name="T360">vul </text:span><text:span text:style-name="T358">in </text:span><text:span text:style-name="Strong_20_Emphasis"><text:span text:style-name="T361">Uw n</text:span></text:span><text:span text:style-name="Strong_20_Emphasis"><text:span text:style-name="T356">aam</text:span></text:span><text:span text:style-name="Strong_20_Emphasis"><text:span text:style-name="T334"> </text:span></text:span><text:span text:style-name="Definition"><text:span text:style-name="T394">gebruiker</text:span></text:span><text:span text:style-name="Strong_20_Emphasis"><text:span text:style-name="T338">, <text:line-break/></text:span></text:span><text:span text:style-name="Strong_20_Emphasis"><text:span text:style-name="T356">Naam </text:span></text:span><text:span text:style-name="Strong_20_Emphasis"><text:span text:style-name="T361">van uw </text:span></text:span><text:span text:style-name="Strong_20_Emphasis"><text:span text:style-name="T359">computer</text:span></text:span><text:span text:style-name="Definition"><text:span text:style-name="T4"> </text:span></text:span><text:span text:style-name="Definition"><text:span text:style-name="T394">computernaam</text:span></text:span><text:span text:style-name="Strong_20_Emphasis"><text:span text:style-name="T334">,<text:line-break/></text:span></text:span><text:span text:style-name="Strong_20_Emphasis"><text:span text:style-name="T361">Kies een g</text:span></text:span><text:span text:style-name="Strong_20_Emphasis"><text:span text:style-name="T359">ebruikersnaam</text:span></text:span><text:span text:style-name="Strong_20_Emphasis"><text:span text:style-name="T334"> </text:span></text:span><text:span text:style-name="Definition"><text:span text:style-name="T394">gebruikersnaam</text:span></text:span><text:span text:style-name="Strong_20_Emphasis"><text:span text:style-name="T334">,<text:line-break/></text:span></text:span><text:span text:style-name="Strong_20_Emphasis"><text:span text:style-name="T346">g</text:span></text:span><text:span text:style-name="Strong_20_Emphasis"><text:span text:style-name="T331">eef tweemaal een </text:span></text:span><text:span text:style-name="Strong_20_Emphasis"><text:span text:style-name="T352">wachtwoord</text:span></text:span><text:span text:style-name="Strong_20_Emphasis"><text:span text:style-name="T331">,</text:span></text:span><text:span text:style-name="Strong_20_Emphasis"><text:span text:style-name="T350"> </text:span></text:span><text:span text:style-name="Strong_20_Emphasis"><text:span text:style-name="T351">en</text:span></text:span><text:span text:style-name="Strong_20_Emphasis"><text:span text:style-name="T350"> </text:span></text:span><text:span text:style-name="Strong_20_Emphasis"><text:span text:style-name="T349">k</text:span></text:span><text:span text:style-name="Strong_20_Emphasis"><text:span text:style-name="T331">lik op </text:span></text:span><text:span text:style-name="Strong_20_Emphasis"><text:span text:style-name="T352">Verder</text:span></text:span><text:span text:style-name="Strong_20_Emphasis"><text:span text:style-name="T331">.</text:span></text:span></text:p>
          </table:table-cell>
        </table:table-row>
        <table:table-row table:style-name="TableLine938334826481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3833482648416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6" draw:name="Vorm21" draw:style-name="gr1" draw:text-style-name="P94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1">O</text:span></text:span><text:span text:style-name="Strong_20_Emphasis"><text:span text:style-name="T339">p het scherm </text:span></text:span><text:span text:style-name="Strong_20_Emphasis"><text:span text:style-name="T363">Installatie voltooid</text:span></text:span><text:span text:style-name="Strong_20_Emphasis"><text:span text:style-name="T339"> </text:span></text:span><text:span text:style-name="Strong_20_Emphasis"><text:span text:style-name="T341">klik </text:span></text:span><text:span text:style-name="Strong_20_Emphasis"><text:span text:style-name="T331">op </text:span></text:span><text:span text:style-name="Strong_20_Emphasis"><text:span text:style-name="T352">Nu herstarten</text:span></text:span><text:span text:style-name="Strong_20_Emphasis"><text:span text:style-name="T331">.</text:span></text:span></text:p>
          </table:table-cell>
        </table:table-row>
        <table:table-row table:style-name="TableLine9383348264867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3833482648928">
          <table:table-cell table:style-name="_32_._5f_Installatie_5f_uitvoer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7" draw:name="Vorm22" draw:style-name="gr1" draw:text-style-name="P9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46">Verwijder </text:span></text:span><text:span text:style-name="Strong_20_Emphasis"><text:span text:style-name="T147">het </text:span></text:span><text:span text:style-name="Strong_20_Emphasis"><text:span text:style-name="T146">installatiemedium (</text:span></text:span><text:span text:style-name="Strong_20_Emphasis"><text:span text:style-name="T148">USB-stick of </text:span></text:span><text:span text:style-name="Strong_20_Emphasis"><text:span text:style-name="T129">C</text:span></text:span><text:span text:style-name="Strong_20_Emphasis"><text:span text:style-name="T148">D</text:span></text:span><text:span text:style-name="Strong_20_Emphasis"><text:span text:style-name="T275"><text:note-ref text:note-class="footnote" text:reference-format="text" text:ref-name="ftn6">3</text:note-ref></text:span></text:span><text:span text:style-name="Strong_20_Emphasis"><text:span text:style-name="T146">) </text:span></text:span><text:span text:style-name="Strong_20_Emphasis"><text:span text:style-name="T149">en</text:span></text:span><text:span text:style-name="Strong_20_Emphasis"><text:span text:style-name="T146"> </text:span></text:span><text:span text:style-name="Strong_20_Emphasis"><text:span text:style-name="T133">druk </text:span></text:span><text:span text:style-name="Strong_20_Emphasis"><text:span text:style-name="T150">op</text:span></text:span><text:span text:style-name="Strong_20_Emphasis"><text:span text:style-name="T133"> </text:span></text:span><text:span text:style-name="Strong_20_Emphasis"><text:span text:style-name="T128">de </text:span></text:span><text:span text:style-name="Strong_20_Emphasis"><text:span text:style-name="T213">Enter</text:span></text:span><text:span text:style-name="Strong_20_Emphasis"><text:span text:style-name="T128">-toets</text:span></text:span><text:span text:style-name="Strong_20_Emphasis"><text:span text:style-name="T151">.</text:span></text:span></text:p>
          </table:table-cell>
        </table:table-row>
      </table:table>
      <text:p text:style-name="P29"><text:span text:style-name="Strong_20_Emphasis"><text:span text:style-name="T133"/></text:span></text:p>
      <text:list xml:id="list115652705304453" text:continue-numbering="true" text:style-name="L1">
        <text:list-item>
          <text:p text:style-name="P90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33"><text:span text:style-name="Strong_20_Emphasis"><text:span text:style-name="T1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33482636144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8" draw:name="Vorm23" draw:style-name="gr1" draw:text-style-name="P9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ls</text:span></text:span><text:span text:style-name="Strong_20_Emphasis"><text:span text:style-name="T34"> </text:span></text:span><text:span text:style-name="Strong_20_Emphasis"><text:span text:style-name="T236">De nieuwe installatie van Ubuntu versleutelen voor de </text:span></text:span><text:span text:style-name="Strong_20_Emphasis"><text:span text:style-name="T240">veiligheid</text:span></text:span><text:span text:style-name="Strong_20_Emphasis"><text:span text:style-name="T22"> </text:span></text:span><text:span text:style-name="Strong_20_Emphasis"><text:span text:style-name="T267">is aangegeven tijdens de installatie,</text:span></text:span><text:span text:style-name="Strong_20_Emphasis"><text:span text:style-name="T20"> </text:span></text:span><text:span text:style-name="Strong_20_Emphasis"><text:span text:style-name="T36">typ de </text:span></text:span><text:span text:style-name="Strong_20_Emphasis"><text:span text:style-name="T41">be</text:span></text:span><text:span text:style-name="Strong_20_Emphasis"><text:span text:style-name="T42">ve</text:span></text:span><text:span text:style-name="Strong_20_Emphasis"><text:span text:style-name="T41">iligingssleutel</text:span></text:span><text:span text:style-name="Strong_20_Emphasis"><text:span text:style-name="T36"> </text:span></text:span><text:span text:style-name="Strong_20_Emphasis"><text:span text:style-name="T63">en druk op de <text:line-break/></text:span></text:span><text:span text:style-name="Strong_20_Emphasis"><text:span text:style-name="T202">Enter</text:span></text:span><text:span text:style-name="Strong_20_Emphasis"><text:span text:style-name="T63">-toets.</text:span></text:span></text:p>
          </table:table-cell>
        </table:table-row>
        <table:table-row table:style-name="TableLine938334826212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833482615824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9" draw:name="Vorm24" draw:style-name="gr1" draw:text-style-name="P9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7">Aanmelden als </text:span></text:span><text:span text:style-name="Definition"><text:span text:style-name="T10">gebruiker</text:span></text:span><text:span text:style-name="Strong_20_Emphasis"><text:span text:style-name="T17">.</text:span></text:span></text:p>
          </table:table-cell>
        </table:table-row>
        <table:table-row table:style-name="TableLine938334827975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44"/></text:span></text:p>
          </table:table-cell>
        </table:table-row>
        <table:table-row table:style-name="TableLine93833482837536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0" draw:name="Vorm25" draw:style-name="gr1" draw:text-style-name="P9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30">O</text:span></text:span><text:span text:style-name="Strong_20_Emphasis"><text:span text:style-name="T25">p </text:span></text:span><text:span text:style-name="Strong_20_Emphasis"><text:span text:style-name="T65">de volgende schermen volg de aanwijzingen en klik op</text:span></text:span><text:span text:style-name="Strong_20_Emphasis"><text:span text:style-name="T144"> </text:span></text:span><text:span text:style-name="Strong_20_Emphasis"><text:span text:style-name="T237">Volgende</text:span></text:span><text:span text:style-name="Strong_20_Emphasis"><text:span text:style-name="T144">.</text:span></text:span></text:p>
          </table:table-cell>
        </table:table-row>
        <table:table-row table:style-name="TableLine93833482780336">
          <table:table-cell table:style-name="_33_._5f_Installatie_5f_afronden.A1" office:value-type="string">
            <text:p text:style-name="P42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30">O</text:span></text:span><text:span text:style-name="Strong_20_Emphasis"><text:span text:style-name="T25">p het </text:span></text:span><text:span text:style-name="Strong_20_Emphasis"><text:span text:style-name="T65">laatste </text:span></text:span><text:span text:style-name="Strong_20_Emphasis"><text:span text:style-name="T25">scherm </text:span></text:span><text:span text:style-name="Strong_20_Emphasis"><text:span text:style-name="T238">Klaar om te beginnen </text:span></text:span><text:span text:style-name="Strong_20_Emphasis"><text:span text:style-name="T144">klik op </text:span></text:span><text:span text:style-name="Strong_20_Emphasis"><text:span text:style-name="T237">Vol</text:span></text:span><text:span text:style-name="Strong_20_Emphasis"><text:span text:style-name="T241">tooid</text:span></text:span><text:span text:style-name="Strong_20_Emphasis"><text:span text:style-name="T144">.</text:span></text:span></text:p>
          </table:table-cell>
        </table:table-row>
        <table:table-row table:style-name="TableLine938334827428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833482715232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1" draw:name="Vorm27" draw:style-name="gr1" draw:text-style-name="P9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9">Voeg </text:span></text:span><text:span text:style-name="Strong_20_Emphasis"><text:span text:style-name="T57">eventuele </text:span></text:span><text:span text:style-name="Strong_20_Emphasis"><text:span text:style-name="T68">extra </text:span></text:span><text:span text:style-name="Strong_20_Emphasis"><text:span text:style-name="T153">gebruikers</text:span></text:span><text:span text:style-name="Strong_20_Emphasis"><text:span text:style-name="T228"> </text:span></text:span><text:span text:style-name="Strong_20_Emphasis"><text:span text:style-name="T136">toe </text:span></text:span><text:span text:style-name="Strong_20_Emphasis"><text:span text:style-name="T80">via </text:span></text:span><text:span text:style-name="Strong_20_Emphasis"><text:span text:style-name="T71">een </text:span></text:span><text:span text:style-name="Strong_20_Emphasis"><text:span text:style-name="T79">druk op de </text:span></text:span><text:span text:style-name="Strong_20_Emphasis"><text:span text:style-name="T217">Super</text:span></text:span><text:span text:style-name="Strong_20_Emphasis"><text:span text:style-name="T79">-toets</text:span></text:span><text:span text:style-name="Strong_20_Emphasis"><text:span text:style-name="T79"><text:note text:id="ftn7" text:note-class="footnote"><text:note-citation>1</text:note-citation><text:note-body><text:p text:style-name="P83"><text:span text:style-name="T323">De </text:span><text:span text:style-name="T329">Super</text:span><text:span text:style-name="T323">-toets is de Windows</text:span><text:span text:style-name="T324">-</text:span><text:span text:style-name="T325">toets</text:span><text:span text:style-name="T323">, </text:span><text:span text:style-name="T324">C</text:span><text:span text:style-name="T323">ommand-</text:span><text:span text:style-name="T325">toets</text:span><text:span text:style-name="T323">, of </text:span><text:span text:style-name="T324">V</text:span><text:span text:style-name="T323">ergrootglas-toets.</text:span></text:p></text:note-body></text:note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3">geb</text:span></text:span><text:span text:style-name="Strong_20_Emphasis"><text:span text:style-name="T164">r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</text:span></text:span><text:span text:style-name="Strong_20_Emphasis"><text:span text:style-name="T89">bij </text:span></text:span><text:span text:style-name="Strong_20_Emphasis"><text:span text:style-name="T265">Instellingen </text:span></text:span><text:span text:style-name="Strong_20_Emphasis"><text:span text:style-name="T102">rechts o</text:span></text:span><text:span text:style-name="Strong_20_Emphasis"><text:span text:style-name="T80">p </text:span></text:span><text:span text:style-name="Strong_20_Emphasis"><text:span text:style-name="T266">Gebruikers</text:span></text:span><text:span text:style-name="Strong_20_Emphasis"><text:span text:style-name="T101">.</text:span></text:span></text:p>
          </table:table-cell>
        </table:table-row>
        <table:table-row table:style-name="TableLine938334826886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125">Klik links</text:span></text:span><text:span text:style-name="Strong_20_Emphasis"><text:span text:style-name="T155"> </text:span></text:span><text:span text:style-name="Strong_20_Emphasis"><text:span text:style-name="T111">op </text:span></text:span><text:span text:style-name="Strong_20_Emphasis"><text:span text:style-name="T169">Ontgrendelen</text:span></text:span><text:span text:style-name="Strong_20_Emphasis"><text:span text:style-name="T111"> </text:span></text:span><text:span text:style-name="Strong_20_Emphasis"><text:span text:style-name="T112">en daarna op </text:span></text:span><text:span text:style-name="Strong_20_Emphasis"><text:span text:style-name="T261">Gebruik</text:span></text:span><text:span text:style-name="Strong_20_Emphasis"><text:span text:style-name="T262">er</text:span></text:span><text:span text:style-name="Strong_20_Emphasis"><text:span text:style-name="T261"> toevoegen</text:span></text:span><text:span text:style-name="Strong_20_Emphasis"><text:span text:style-name="T112">.</text:span></text:span></text:p>
          </table:table-cell>
        </table:table-row>
        <table:table-row table:style-name="TableLine938334828137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249">Sluit </text:span></text:span><text:span text:style-name="Strong_20_Emphasis"><text:span text:style-name="T261">Gebruiker toevoegen</text:span></text:span><text:span text:style-name="Strong_20_Emphasis"><text:span text:style-name="T112">.</text:span></text:span></text:p>
          </table:table-cell>
        </table:table-row>
        <table:table-row table:style-name="TableLine938334828283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833482732288">
          <table:table-cell table:style-name="_33_._5f_Installatie_5f_afronden.A1" office:value-type="string">
            <text:p text:style-name="P52"><text:span text:style-name="Strong_20_Emphasis"><text:span text:style-name="T92"><text:s/></text:span></text:span><text:span text:style-name="Strong_20_Emphasis"><text:span text:style-name="T131"><draw:control text:anchor-type="as-char" draw:z-index="21" draw:name="Vorm29_0" draw:style-name="gr1" draw:text-style-name="P94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9">Controleer </text:span></text:span><text:span text:style-name="Strong_20_Emphasis"><text:span text:style-name="T50">of er </text:span></text:span><text:span text:style-name="Strong_20_Emphasis"><text:span text:style-name="T66">extra stuurprogramma's zijn</text:span></text:span><text:span text:style-name="Strong_20_Emphasis"><text:span text:style-name="T50"> </text:span></text:span><text:span text:style-name="Strong_20_Emphasis"><text:span text:style-name="T51">via </text:span></text:span><text:span text:style-name="Strong_20_Emphasis"><text:span text:style-name="T71">een </text:span></text:span><text:span text:style-name="Strong_20_Emphasis"><text:span text:style-name="T96">druk</text:span></text:span><text:span text:style-name="Strong_20_Emphasis"><text:span text:style-name="T71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-ref text:note-class="footnote" text:reference-format="text" text:ref-name="ftn7">1</text:note-ref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6">stuu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</text:span></text:span><text:span text:style-name="Strong_20_Emphasis"><text:span text:style-name="T110"> </text:span></text:span><text:span text:style-name="Strong_20_Emphasis"><text:span text:style-name="T167">Ex</text:span></text:span><text:span text:style-name="Strong_20_Emphasis"><text:span text:style-name="T168">tra stuurprogramma's</text:span></text:span><text:span text:style-name="Strong_20_Emphasis"><text:span text:style-name="T71">.</text:span></text:span></text:p>
          </table:table-cell>
        </table:table-row>
        <table:table-row table:style-name="TableLine93833482747808">
          <table:table-cell table:style-name="_33_._5f_Installatie_5f_afronden.A1" office:value-type="string">
            <text:p text:style-name="P54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21"><text:span text:style-name="T119">Selecteer </text:span><text:span text:style-name="T120">de gewenste stuurprogramma'</text:span><text:span text:style-name="T121">s</text:span><text:span text:style-name="T120"> en </text:span><text:span text:style-name="T119">klik op </text:span><text:span text:style-name="T172">Wijzigingen doorvoeren</text:span><text:span text:style-name="T119">.</text:span></text:p>
          </table:table-cell>
        </table:table-row>
        <table:table-row table:style-name="TableLine938334828329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3833482830016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2" draw:name="Vorm29" draw:style-name="gr1" draw:text-style-name="P9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49">Controleer </text:span></text:span><text:span text:style-name="Strong_20_Emphasis"><text:span text:style-name="T50">of er updates zijn </text:span></text:span><text:span text:style-name="Strong_20_Emphasis"><text:span text:style-name="T51">via </text:span></text:span><text:span text:style-name="Strong_20_Emphasis"><text:span text:style-name="T71">een </text:span></text:span><text:span text:style-name="Strong_20_Emphasis"><text:span text:style-name="T96">druk</text:span></text:span><text:span text:style-name="Strong_20_Emphasis"><text:span text:style-name="T71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-ref text:note-class="footnote" text:reference-format="text" text:ref-name="ftn7">1</text:note-ref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59">upd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54">Updatebeheer</text:span></text:span><text:span text:style-name="Strong_20_Emphasis"><text:span text:style-name="T82">.</text:span></text:span></text:p>
          </table:table-cell>
        </table:table-row>
        <table:table-row table:style-name="TableLine93833482830784">
          <table:table-cell table:style-name="_33_._5f_Installatie_5f_afronden.A1" office:value-type="string">
            <text:p text:style-name="P42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37"><text:span text:style-name="T316">Als</text:span><text:span text:style-name="T312"> </text:span><text:span text:style-name="T313">er </text:span><text:span text:style-name="T312">updates beschikbaar zijn, k</text:span><text:span text:style-name="T314">lik op </text:span><text:span text:style-name="Strong_20_Emphasis"><text:span text:style-name="T320">Nu installeren</text:span></text:span><text:span text:style-name="T314">.</text:span></text:p>
          </table:table-cell>
        </table:table-row>
        <table:table-row table:style-name="TableLine93833482799264">
          <table:table-cell table:style-name="_33_._5f_Installatie_5f_afronden.A1" office:value-type="string">
            <text:p text:style-name="P42"><text:span text:style-name="Strong_20_Emphasis"><text:span text:style-name="T131"/></text:span></text:p>
          </table:table-cell>
          <table:table-cell table:style-name="_33_._5f_Installatie_5f_afronden.A1" office:value-type="string">
            <text:p text:style-name="P37"><text:span text:style-name="T315">A</text:span>ls <text:span text:style-name="Strong_20_Emphasis"><text:span text:style-name="T311">Updatebeheer </text:span></text:span>hierom vraagt, <text:span text:style-name="T398">h</text:span>erstart <text:span text:style-name="T399">de</text:span> computer <text:span text:style-name="T400">en daarna weer aanmelden als </text:span><text:span text:style-name="Definition"><text:span text:style-name="T8">gebruiker</text:span></text:span>.</text:p>
          </table:table-cell>
        </table:table-row>
        <table:table-row table:style-name="TableLine938334827014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833482770160">
          <table:table-cell table:style-name="_33_._5f_Installatie_5f_afrond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20" draw:name="Vorm4_1" draw:style-name="gr1" draw:text-style-name="P94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92">Installeer </text:span></text:span><text:span text:style-name="Strong_20_Emphasis"><text:span text:style-name="T109">pakket kz</text:span></text:span><text:span text:style-name="Strong_20_Emphasis"><text:span text:style-name="T92"> </text:span></text:span><text:span text:style-name="Strong_20_Emphasis"><text:span text:style-name="T80">via </text:span></text:span><text:span text:style-name="Strong_20_Emphasis"><text:span text:style-name="T103">het </text:span></text:span><text:span text:style-name="Strong_20_Emphasis"><text:span text:style-name="T104">s</text:span></text:span><text:span text:style-name="Strong_20_Emphasis"><text:span text:style-name="T80">tart</text:span></text:span><text:span text:style-name="Strong_20_Emphasis"><text:span text:style-name="T103">en van</text:span></text:span><text:span text:style-name="Strong_20_Emphasis"><text:span text:style-name="T105"> </text:span></text:span><text:span text:style-name="Strong_20_Emphasis"><text:span text:style-name="T165">Terminalvenster</text:span></text:span><text:span text:style-name="Strong_20_Emphasis"><text:span text:style-name="T80"> met toetscombinatie <text:line-break/></text:span></text:span><text:span text:style-name="Strong_20_Emphasis"><text:span text:style-name="T219">Ctrl</text:span></text:span><text:span text:style-name="Strong_20_Emphasis"><text:span text:style-name="T218"> </text:span></text:span><text:span text:style-name="Strong_20_Emphasis"><text:span text:style-name="T219">Alt</text:span></text:span><text:span text:style-name="Strong_20_Emphasis"><text:span text:style-name="T218"> </text:span></text:span><text:span text:style-name="Strong_20_Emphasis"><text:span text:style-name="T219">T</text:span></text:span><text:span text:style-name="Strong_20_Emphasis"><text:span text:style-name="T103">. </text:span></text:span></text:p>
          </table:table-cell>
        </table:table-row>
        <table:table-row table:style-name="TableLine93833482677296">
          <table:table-cell table:style-name="_33_._5f_Installatie_5f_afronden.A1" office:value-type="string">
            <text:p text:style-name="P49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51"><text:span text:style-name="T409">Typ</text:span><text:span text:style-name="Strong_20_Emphasis"><text:span text:style-name="T106">, of </text:span></text:span><text:span text:style-name="Strong_20_Emphasis"><text:span text:style-name="T103">kopieer en plak, de</text:span></text:span><text:span text:style-name="Strong_20_Emphasis"><text:span text:style-name="T108">z</text:span></text:span><text:span text:style-name="Strong_20_Emphasis"><text:span text:style-name="T103">e </text:span></text:span><text:span text:style-name="Strong_20_Emphasis"><text:span text:style-name="T118">twee </text:span></text:span><text:span text:style-name="Strong_20_Emphasis"><text:span text:style-name="T103">opdrachten, ieder gevolgd door de </text:span></text:span><text:span text:style-name="Strong_20_Emphasis"><text:span text:style-name="T219">Enter</text:span></text:span><text:span text:style-name="Strong_20_Emphasis"><text:span text:style-name="T80">-toets:<text:line-break/></text:span></text:span><text:span text:style-name="User_20_Entry"><text:span text:style-name="T276">wget karelzimmer.nl/</text:span></text:span><text:span text:style-name="User_20_Entry"><text:span text:style-name="T277">kz</text:span></text:span><text:span text:style-name="User_20_Entry"><text:span text:style-name="T276"><text:line-break/>bash </text:span></text:span><text:span text:style-name="User_20_Entry"><text:span text:style-name="T277">kz</text:span></text:span></text:p>
          </table:table-cell>
        </table:table-row>
        <table:table-row table:style-name="TableLine9383348284481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78">V<text:span text:style-name="Strong_20_Emphasis"><text:span text:style-name="T114">olg </text:span></text:span><text:span text:style-name="Strong_20_Emphasis"><text:span text:style-name="T69">de aanwijzingen op het scherm.</text:span></text:span></text:p>
          </table:table-cell>
        </table:table-row>
        <table:table-row table:style-name="TableLine9383348284281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3833482833952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3" draw:name="Vorm37" draw:style-name="gr1" draw:text-style-name="P94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7">Rond de</text:span></text:span><text:span text:style-name="Strong_20_Emphasis"><text:span text:style-name="T85"> installatie </text:span></text:span><text:span text:style-name="Strong_20_Emphasis"><text:span text:style-name="T87">af </text:span></text:span><text:span text:style-name="Strong_20_Emphasis"><text:span text:style-name="T80">via </text:span></text:span><text:span text:style-name="Strong_20_Emphasis"><text:span text:style-name="T94">een</text:span></text:span><text:span text:style-name="Strong_20_Emphasis"><text:span text:style-name="T93"> druk</text:span></text:span><text:span text:style-name="Strong_20_Emphasis"><text:span text:style-name="T94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-ref text:note-class="footnote" text:reference-format="text" text:ref-name="ftn7">1</text:note-ref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0">men</text:span></text:span><text:span text:style-name="Strong_20_Emphasis"><text:span text:style-name="T162">u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58">Installatiem</text:span></text:span><text:span text:style-name="Strong_20_Emphasis"><text:span text:style-name="T257">enu</text:span></text:span><text:span text:style-name="Strong_20_Emphasis"><text:span text:style-name="T79">.</text:span></text:span></text:p>
          </table:table-cell>
        </table:table-row>
        <table:table-row table:style-name="TableLine93833482836704">
          <table:table-cell table:style-name="_33_._5f_Installatie_5f_afronden.A1" office:value-type="string">
            <text:p text:style-name="P42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77">K</text:span></text:span><text:span text:style-name="Strong_20_Emphasis"><text:span text:style-name="T74">ie</text:span></text:span><text:span text:style-name="Strong_20_Emphasis"><text:span text:style-name="T73">s </text:span></text:span><text:span text:style-name="Strong_20_Emphasis"><text:span text:style-name="T256">3</text:span></text:span><text:span text:style-name="Strong_20_Emphasis"><text:span text:style-name="T227"> </text:span></text:span><text:span text:style-name="Strong_20_Emphasis"><text:span text:style-name="T251">Installatie</text:span></text:span><text:span text:style-name="Strong_20_Emphasis"><text:span text:style-name="T252"> </text:span></text:span><text:span text:style-name="Strong_20_Emphasis"><text:span text:style-name="T253">afronden</text:span></text:span><text:span text:style-name="Strong_20_Emphasis"><text:span text:style-name="T77"> </text:span></text:span><text:span text:style-name="Strong_20_Emphasis"><text:span text:style-name="T91">en </text:span></text:span><text:span text:style-name="Strong_20_Emphasis"><text:span text:style-name="T115">v</text:span></text:span><text:span text:style-name="Strong_20_Emphasis"><text:span text:style-name="T69">olg de aanwijzingen op het scherm.</text:span></text:span></text:p>
          </table:table-cell>
        </table:table-row>
        <table:table-row table:style-name="TableLine938334828413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9"/>
          </table:table-cell>
        </table:table-row>
        <table:table-row table:style-name="TableLine93833482859216">
          <table:table-cell table:style-name="_33_._5f_Installatie_5f_afronden.A1" office:value-type="string">
            <text:p text:style-name="P56"><text:span text:style-name="Strong_20_Emphasis"><text:span text:style-name="T92"><text:s/></text:span></text:span><text:span text:style-name="Strong_20_Emphasis"><text:span text:style-name="T131"><draw:control text:anchor-type="as-char" draw:z-index="22" draw:name="Vorm36" draw:style-name="gr1" draw:text-style-name="P94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7">Herstart de computer.</text:p>
          </table:table-cell>
        </table:table-row>
      </table:table>
      <text:p text:style-name="P33"><text:span text:style-name="Strong_20_Emphasis"><text:span text:style-name="T17"><text:tab/></text:span></text:span></text:p>
      <text:p text:style-name="P34"><text:span text:style-name="Strong_20_Emphasis"><text:span text:style-name="T91"/></text:span></text:p>
      <text:p text:style-name="P35"><text:span text:style-name="Strong_20_Emphasis"><text:span text:style-name="T69"/></text:span></text:p>
      <text:list xml:id="list115652390123743" text:continue-numbering="true" text:style-name="L1">
        <text:list-item>
          <text:p text:style-name="P91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3833482827824">
          <table:table-cell table:style-name="Tabel2.A1" office:value-type="string">
            <text:p text:style-name="P59"><text:span text:style-name="Strong_20_Emphasis"><text:span text:style-name="T92"><text:s/></text:span></text:span><text:span text:style-name="Strong_20_Emphasis"><text:span text:style-name="T131"><draw:control text:anchor-type="as-char" draw:z-index="24" draw:name="Vorm40_1" draw:style-name="gr1" draw:text-style-name="P94" svg:width="0.35cm" svg:height="0.35cm" draw:control="control25"/></text:span></text:span></text:p>
          </table:table-cell>
          <table:table-cell table:style-name="Tabel2.A1" office:value-type="string">
            <text:p text:style-name="P16"><text:span text:style-name="Strong_20_Emphasis"><text:span text:style-name="T22">Als</text:span></text:span><text:span text:style-name="Strong_20_Emphasis"><text:span text:style-name="T34"> </text:span></text:span><text:span text:style-name="Strong_20_Emphasis"><text:span text:style-name="T236">De nieuwe installatie van Ubuntu versleutelen voor de </text:span></text:span><text:span text:style-name="Strong_20_Emphasis"><text:span text:style-name="T240">veiligheid</text:span></text:span><text:span text:style-name="Strong_20_Emphasis"><text:span text:style-name="T22"> </text:span></text:span><text:span text:style-name="Strong_20_Emphasis"><text:span text:style-name="T267">is aangegeven tijdens de installatie,</text:span></text:span><text:span text:style-name="Strong_20_Emphasis"><text:span text:style-name="T20"> </text:span></text:span><text:span text:style-name="Strong_20_Emphasis"><text:span text:style-name="T36">typ de </text:span></text:span><text:span text:style-name="Strong_20_Emphasis"><text:span text:style-name="T41">be</text:span></text:span><text:span text:style-name="Strong_20_Emphasis"><text:span text:style-name="T42">ve</text:span></text:span><text:span text:style-name="Strong_20_Emphasis"><text:span text:style-name="T41">iligingssleutel</text:span></text:span><text:span text:style-name="Strong_20_Emphasis"><text:span text:style-name="T36"> </text:span></text:span><text:span text:style-name="Strong_20_Emphasis"><text:span text:style-name="T63">en druk op de <text:line-break/></text:span></text:span><text:span text:style-name="Strong_20_Emphasis"><text:span text:style-name="T202">Enter</text:span></text:span><text:span text:style-name="Strong_20_Emphasis"><text:span text:style-name="T63">-toets.</text:span></text:span></text:p>
          </table:table-cell>
        </table:table-row>
        <table:table-row table:style-name="TableLine93833482877424"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20">L<text:span text:style-name="Strong_20_Emphasis"><text:span text:style-name="T20">eg de </text:span></text:span><text:span text:style-name="Strong_20_Emphasis"><text:span text:style-name="T41">be</text:span></text:span><text:span text:style-name="Strong_20_Emphasis"><text:span text:style-name="T42">ve</text:span></text:span><text:span text:style-name="Strong_20_Emphasis"><text:span text:style-name="T41">iligingssleutel</text:span></text:span><text:span text:style-name="Strong_20_Emphasis"><text:span text:style-name="T20"> vast in </text:span></text:span><text:span text:style-name="Strong_20_Emphasis"><text:span text:style-name="T53">een</text:span></text:span><text:span text:style-name="Strong_20_Emphasis"><text:span text:style-name="T20"> </text:span></text:span><text:span text:style-name="Strong_20_Emphasis"><text:span text:style-name="T53">w</text:span></text:span><text:span text:style-name="Strong_20_Emphasis"><text:span text:style-name="T54">achtwoordkluis</text:span></text:span><text:span text:style-name="Strong_20_Emphasis"><text:span text:style-name="T20"> </text:span></text:span><text:span text:style-name="Strong_20_Emphasis"><text:span text:style-name="T53">zoals </text:span></text:span><text:span text:style-name="Strong_20_Emphasis"><text:span text:style-name="T173">Bitwarden</text:span></text:span><text:span text:style-name="Strong_20_Emphasis"><text:span text:style-name="T62">.</text:span></text:span></text:p>
          </table:table-cell>
        </table:table-row>
        <table:table-row table:style-name="TableLine93833482934336"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15"/>
          </table:table-cell>
        </table:table-row>
        <table:table-row table:style-name="TableLine93833482996320">
          <table:table-cell table:style-name="Tabel2.A1" office:value-type="string">
            <text:p text:style-name="P58"><text:span text:style-name="Strong_20_Emphasis"><text:span text:style-name="T92"><text:s/></text:span></text:span><text:span text:style-name="Strong_20_Emphasis"><text:span text:style-name="T131"><draw:control text:anchor-type="as-char" draw:z-index="23" draw:name="Vorm40_0" draw:style-name="gr1" draw:text-style-name="P94" svg:width="0.35cm" svg:height="0.35cm" draw:control="control24"/></text:span></text:span></text:p>
          </table:table-cell>
          <table:table-cell table:style-name="Tabel2.A1" office:value-type="string">
            <text:p text:style-name="P19"><text:span text:style-name="Strong_20_Emphasis"><text:span text:style-name="T17">Aanmelden als </text:span></text:span><text:span text:style-name="Definition"><text:span text:style-name="T10">gebruiker</text:span></text:span><text:span text:style-name="Strong_20_Emphasis"><text:span text:style-name="T70"><text:note text:id="ftn8" text:note-class="footnote"><text:note-citation>1</text:note-citation><text:note-body><text:p text:style-name="P86"><text:span text:style-name="User_20_Entry"><text:span text:style-name="T220">E</text:span></text:span><text:span text:style-name="User_20_Entry"><text:span text:style-name="T225">v</text:span></text:span><text:span text:style-name="User_20_Entry"><text:span text:style-name="T226">en</text:span></text:span><text:span text:style-name="User_20_Entry"><text:span text:style-name="T270">t</text:span></text:span><text:span text:style-name="User_20_Entry"><text:span text:style-name="T271">uele </text:span></text:span><text:span text:style-name="User_20_Entry"><text:span text:style-name="T272">extra gebruikers aanmelden </text:span></text:span><text:span text:style-name="User_20_Entry"><text:span text:style-name="T273">en dezelfde stappen uitvoeren</text:span></text:span><text:span text:style-name="User_20_Entry"><text:span text:style-name="T224">.</text:span></text:span></text:p></text:note-body></text:note></text:span></text:span><text:span text:style-name="Strong_20_Emphasis"><text:span text:style-name="T17">.</text:span></text:span></text:p>
          </table:table-cell>
        </table:table-row>
        <table:table-row table:style-name="TableLine93833482996576"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15"/>
          </table:table-cell>
        </table:table-row>
        <table:table-row table:style-name="TableLine93833482996832">
          <table:table-cell table:style-name="Tabel2.A1" office:value-type="string">
            <text:p text:style-name="P76"><text:span text:style-name="Strong_20_Emphasis"><text:span text:style-name="T92"><text:s/></text:span></text:span><text:span text:style-name="Strong_20_Emphasis"><text:span text:style-name="T131"><draw:control text:anchor-type="as-char" draw:z-index="28" draw:name="Vorm40_2" draw:style-name="gr1" draw:text-style-name="P94" svg:width="0.35cm" svg:height="0.35cm" draw:control="control29"/></text:span></text:span></text:p>
          </table:table-cell>
          <table:table-cell table:style-name="Tabel2.A1" office:value-type="string">
            <text:p text:style-name="P18"><text:span text:style-name="Strong_20_Emphasis"><text:span text:style-name="T86">R</text:span></text:span><text:span text:style-name="Strong_20_Emphasis"><text:span text:style-name="T75">icht </text:span></text:span><text:span text:style-name="Strong_20_Emphasis"><text:span text:style-name="T116">de </text:span></text:span><text:span text:style-name="Strong_20_Emphasis"><text:span text:style-name="T117">gebruiker</text:span></text:span><text:span text:style-name="Strong_20_Emphasis"><text:span text:style-name="T75"> </text:span></text:span><text:span text:style-name="Strong_20_Emphasis"><text:span text:style-name="T76">in </text:span></text:span><text:span text:style-name="Strong_20_Emphasis"><text:span text:style-name="T80">via </text:span></text:span><text:span text:style-name="Strong_20_Emphasis"><text:span text:style-name="T94">een</text:span></text:span><text:span text:style-name="Strong_20_Emphasis"><text:span text:style-name="T93"> druk</text:span></text:span><text:span text:style-name="Strong_20_Emphasis"><text:span text:style-name="T94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 text:id="ftn9" text:note-class="footnote"><text:note-citation>2</text:note-citation><text:note-body><text:p text:style-name="P82"><text:span text:style-name="T323">D</text:span>e <text:span text:style-name="T404">Super</text:span>-toets <text:span text:style-name="T323">is </text:span>de Windows<text:span text:style-name="T408">-</text:span><text:span text:style-name="T403">toets</text:span>, <text:span text:style-name="T408">C</text:span>ommand-<text:span text:style-name="T403">toets</text:span>, of <text:span text:style-name="T408">V</text:span>ergrootglas-toets.</text:p></text:note-body></text:note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0">men</text:span></text:span><text:span text:style-name="Strong_20_Emphasis"><text:span text:style-name="T162">u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58">Installatiem</text:span></text:span><text:span text:style-name="Strong_20_Emphasis"><text:span text:style-name="T257">enu</text:span></text:span><text:span text:style-name="Strong_20_Emphasis"><text:span text:style-name="T79">.</text:span></text:span></text:p>
          </table:table-cell>
        </table:table-row>
        <table:table-row table:style-name="TableLine93833482997088"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17"><text:span text:style-name="Strong_20_Emphasis"><text:span text:style-name="T77">K</text:span></text:span><text:span text:style-name="Strong_20_Emphasis"><text:span text:style-name="T74">ie</text:span></text:span><text:span text:style-name="Strong_20_Emphasis"><text:span text:style-name="T73">s </text:span></text:span><text:span text:style-name="Strong_20_Emphasis"><text:span text:style-name="T256">4 </text:span></text:span><text:span text:style-name="Strong_20_Emphasis"><text:span text:style-name="T171">Gebruiker inrichten</text:span></text:span><text:span text:style-name="Strong_20_Emphasis"><text:span text:style-name="T77"> </text:span></text:span><text:span text:style-name="Strong_20_Emphasis"><text:span text:style-name="T91">en </text:span></text:span><text:span text:style-name="Strong_20_Emphasis"><text:span text:style-name="T115">v</text:span></text:span><text:span text:style-name="Strong_20_Emphasis"><text:span text:style-name="T69">olg de aanwijzingen op het scherm</text:span></text:span><text:span text:style-name="Strong_20_Emphasis"><text:span text:style-name="T250"><text:note text:id="ftn10" text:note-class="footnote"><text:note-citation>3</text:note-citation><text:note-body><text:p text:style-name="P87">Het inrichten kan nagelopen worden <text:span text:style-name="T413">met </text:span>bestanden in <text:span text:style-name="T413">map</text:span><text:span text:style-name="T411"> </text:span><text:span text:style-name="T412">kz-</text:span><text:span text:style-name="T413">install </text:span><text:span text:style-name="T328">en</text:span><text:span text:style-name="T413"> kz-setup </text:span><text:span text:style-name="T414">in </text:span><text:span text:style-name="T411">map Documenten</text:span>.</text:p></text:note-body></text:note></text:span></text:span><text:span text:style-name="Strong_20_Emphasis"><text:span text:style-name="T250">.</text:span></text:span></text:p>
          </table:table-cell>
        </table:table-row>
        <table:table-row table:style-name="TableLine938334829973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0"/>
          </table:table-cell>
        </table:table-row>
        <table:table-row table:style-name="TableLine93833482997600">
          <table:table-cell table:style-name="Tabel2.A1" office:value-type="string">
            <text:p text:style-name="P43"><text:span text:style-name="Strong_20_Emphasis"><text:span text:style-name="T92"><text:s/></text:span></text:span><text:span text:style-name="Strong_20_Emphasis"><text:span text:style-name="T131"><draw:control text:anchor-type="as-char" draw:z-index="14" draw:name="Vorm45" draw:style-name="gr1" draw:text-style-name="P94" svg:width="0.35cm" svg:height="0.35cm" draw:control="control15"/></text:span></text:span></text:p>
          </table:table-cell>
          <table:table-cell table:style-name="Tabel2.A1" office:value-type="string">
            <text:p text:style-name="P75"><text:span text:style-name="Strong_20_Emphasis"><text:span text:style-name="T247">Maak een </text:span></text:span><text:span text:style-name="Strong_20_Emphasis"><text:span text:style-name="T248">back-up</text:span></text:span><text:span text:style-name="Strong_20_Emphasis"><text:span text:style-name="T247"> </text:span></text:span><text:span text:style-name="Strong_20_Emphasis"><text:span text:style-name="T246">via</text:span></text:span><text:span text:style-name="Strong_20_Emphasis"><text:span text:style-name="T80"> </text:span></text:span><text:span text:style-name="Strong_20_Emphasis"><text:span text:style-name="T71">een </text:span></text:span><text:span text:style-name="Strong_20_Emphasis"><text:span text:style-name="T97">druk </text:span></text:span><text:span text:style-name="Strong_20_Emphasis"><text:span text:style-name="T79">op de </text:span></text:span><text:span text:style-name="Strong_20_Emphasis"><text:span text:style-name="T217">Super</text:span></text:span><text:span text:style-name="Strong_20_Emphasis"><text:span text:style-name="T79">-toets</text:span></text:span><text:span text:style-name="Strong_20_Emphasis"><text:span text:style-name="T97">, </text:span></text:span><text:span text:style-name="Strong_20_Emphasis"><text:span text:style-name="T100">t</text:span></text:span><text:span text:style-name="Strong_20_Emphasis"><text:span text:style-name="T83">yp </text:span></text:span><text:span text:style-name="Strong_20_Emphasis"><text:span text:style-name="T170">back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63">Back-up maken</text:span></text:span><text:span text:style-name="Strong_20_Emphasis"><text:span text:style-name="T79">, </text:span></text:span><text:span text:style-name="Strong_20_Emphasis"><text:span text:style-name="T91">en </text:span></text:span><text:span text:style-name="Strong_20_Emphasis"><text:span text:style-name="T113">v</text:span></text:span><text:span text:style-name="Strong_20_Emphasis"><text:span text:style-name="T245">olg de aanwijzingen op het scherm.</text:span></text:span></text:p>
          </table:table-cell>
        </table:table-row>
      </table:table>
      <text:p text:style-name="P13"><text:span text:style-name="Strong_20_Emphasis"><text:span text:style-name="T72"/></text:span></text:p>
      <text:p text:style-name="P39"/>
      <text:p text:style-name="P55"><text:span text:style-name="T289">E</text:span><text:span text:style-name="T290">inde c</text:span><text:span text:style-name="T284">hecklist, </text:span><text:span text:style-name="T291">d</text:span><text:span text:style-name="T284">e installatie van </text:span><text:span text:style-name="T284"><text:reference-ref text:reference-format="text" text:ref-name="Distributie">Ubuntu</text:reference-ref></text:span><text:span text:style-name="T284"><text:s/></text:span><text:span text:style-name="T285"><text:reference-ref text:reference-format="text" text:ref-name="Versie">20.04</text:reference-ref></text:span><text:span text:style-name="T182"><text:s/></text:span><text:span text:style-name="T183">LTS</text:span><text:span text:style-name="T184"> </text:span><text:span text:style-name="T284"><text:reference-ref text:reference-format="text" text:ref-name="Editie">desktop</text:reference-ref></text:span><text:span text:style-name="T284"><text:s/>is voltooid.</text:span></text:p>
      <text:p text:style-name="P26"/>
      <text:p text:style-name="P6"><text:span text:style-name="T124">Geschreven</text:span><text:span text:style-name="T52"> door Karel Zimmer &lt;</text:span><text:a xlink:type="simple" xlink:href="mailto:info@karelzimmer.nl" text:style-name="Internet_20_link" text:visited-style-name="Visited_20_Internet_20_Link">info@karelzimmer.nl</text:a><text:span text:style-name="T52">&gt;</text:span><text:span text:style-name="T5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2-10T11:56:51.102411383">10-0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0T11:52:55.455160367</dc:date>
    <meta:keyword>Installatie</meta:keyword>
    <meta:keyword>Checklist</meta:keyword>
    <meta:keyword>Linux</meta:keyword>
    <meta:editing-cycles>6325</meta:editing-cycles>
    <meta:editing-duration>P11DT2H2M33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942" meta:character-count="6427" meta:non-whitespace-character-count="5513"/>
    <meta:user-defined meta:name="Info 1"/>
    <meta:user-defined meta:name="Info 2"/>
    <meta:user-defined meta:name="Info 3"/>
    <meta:user-defined meta:name="Info 4"/>
  </office:meta>
</office:document-meta>
</file>